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389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129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23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66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6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3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table:number-columns-repeated="9"/>
          <table:table-cell table:style-name="ce2" office:value-type="string" calcext:value-type="string" table:number-columns-spanned="2" table:number-rows-spanned="1">
            <text:p>PROVA 1</text:p>
          </table:table-cell>
          <table:covered-table-cell/>
          <table:table-cell table:style-name="ce2" office:value-type="string" calcext:value-type="string" table:number-columns-spanned="2" table:number-rows-spanned="1">
            <text:p>PROVA 2</text:p>
          </table:table-cell>
          <table:covered-table-cell/>
          <table:table-cell table:style-name="ce2" office:value-type="string" calcext:value-type="string" table:number-columns-spanned="2" table:number-rows-spanned="1">
            <text:p>PROVA 3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INDICE</text:p>
          </table:table-cell>
          <table:table-cell office:value-type="string" calcext:value-type="string">
            <text:p>DISTRIBUZIONE</text:p>
          </table:table-cell>
          <table:table-cell office:value-type="string" calcext:value-type="string">
            <text:p>GEOMETRIA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LEN(DATASET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N° CONFRONTI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N° CONFRONTI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N° CONFRONTI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 table:number-columns-spanned="1" table:number-rows-spanned="20">
            <text:p>NO</text:p>
          </table:table-cell>
          <table:table-cell office:value-type="string" calcext:value-type="string" table:number-columns-spanned="1" table:number-rows-spanned="20">
            <text:p>uniform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2" calcext:value-type="float" table:number-columns-spanned="1" table:number-rows-spanned="20">
            <text:p>2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8.433S" calcext:value-type="time">
            <text:p>00:01:18.433</text:p>
          </table:table-cell>
          <table:table-cell table:style-name="ce7" office:value-type="float" office:value="9926500" calcext:value-type="float">
            <text:p>9926500</text:p>
          </table:table-cell>
          <table:table-cell table:style-name="ce4" office:value-type="time" office:time-value="PT00H01M13.44S" calcext:value-type="time">
            <text:p>00:01:13.440</text:p>
          </table:table-cell>
          <table:table-cell table:style-name="ce7" office:value-type="float" office:value="9932500" calcext:value-type="float">
            <text:p>9932500</text:p>
          </table:table-cell>
          <table:table-cell table:style-name="ce4" office:value-type="time" office:time-value="PT00H01M14.872S" calcext:value-type="time">
            <text:p>00:01:14.872</text:p>
          </table:table-cell>
          <table:table-cell table:style-name="ce7" office:value-type="float" office:value="9950000" calcext:value-type="float">
            <text:p>9950000</text:p>
          </table:table-cell>
          <table:table-cell office:value-type="float" office:value="20231222" calcext:value-type="float" table:number-columns-spanned="1" table:number-rows-spanned="80">
            <text:p>20231222</text:p>
          </table:table-cell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7.889S" calcext:value-type="time">
            <text:p>00:01:17.889</text:p>
          </table:table-cell>
          <table:table-cell table:style-name="ce7" office:value-type="float" office:value="9911000" calcext:value-type="float">
            <text:p>9911000</text:p>
          </table:table-cell>
          <table:table-cell table:style-name="ce4" office:value-type="time" office:time-value="PT00H01M10.901S" calcext:value-type="time">
            <text:p>00:01:10.901</text:p>
          </table:table-cell>
          <table:table-cell table:style-name="ce7" office:value-type="float" office:value="9939500" calcext:value-type="float">
            <text:p>9939500</text:p>
          </table:table-cell>
          <table:table-cell table:style-name="ce4" office:value-type="time" office:time-value="PT00H01M10.119S" calcext:value-type="time">
            <text:p>00:01:10.119</text:p>
          </table:table-cell>
          <table:table-cell table:style-name="ce7" office:value-type="float" office:value="9944500" calcext:value-type="float">
            <text:p>9944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6.628S" calcext:value-type="time">
            <text:p>00:01:16.628</text:p>
          </table:table-cell>
          <table:table-cell table:style-name="ce7" office:value-type="float" office:value="9933000" calcext:value-type="float">
            <text:p>9933000</text:p>
          </table:table-cell>
          <table:table-cell table:style-name="ce4" office:value-type="time" office:time-value="PT00H01M10.962S" calcext:value-type="time">
            <text:p>00:01:10.962</text:p>
          </table:table-cell>
          <table:table-cell table:style-name="ce7" office:value-type="float" office:value="9939500" calcext:value-type="float">
            <text:p>9939500</text:p>
          </table:table-cell>
          <table:table-cell table:style-name="ce4" office:value-type="time" office:time-value="PT00H01M11.267S" calcext:value-type="time">
            <text:p>00:01:11.267</text:p>
          </table:table-cell>
          <table:table-cell table:style-name="ce7" office:value-type="float" office:value="9941000" calcext:value-type="float">
            <text:p>9941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8.549S" calcext:value-type="time">
            <text:p>00:01:18.549</text:p>
          </table:table-cell>
          <table:table-cell table:style-name="ce7" office:value-type="float" office:value="9909500" calcext:value-type="float">
            <text:p>9909500</text:p>
          </table:table-cell>
          <table:table-cell table:style-name="ce4" office:value-type="time" office:time-value="PT00H01M12.124S" calcext:value-type="time">
            <text:p>00:01:12.124</text:p>
          </table:table-cell>
          <table:table-cell table:style-name="ce7" office:value-type="float" office:value="9924500" calcext:value-type="float">
            <text:p>9924500</text:p>
          </table:table-cell>
          <table:table-cell table:style-name="ce4" office:value-type="time" office:time-value="PT00H01M12.337S" calcext:value-type="time">
            <text:p>00:01:12.337</text:p>
          </table:table-cell>
          <table:table-cell table:style-name="ce7" office:value-type="float" office:value="9915500" calcext:value-type="float">
            <text:p>9915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0.908S" calcext:value-type="time">
            <text:p>00:01:10.908</text:p>
          </table:table-cell>
          <table:table-cell table:style-name="ce7" office:value-type="float" office:value="9963000" calcext:value-type="float">
            <text:p>9963000</text:p>
          </table:table-cell>
          <table:table-cell table:style-name="ce4" office:value-type="time" office:time-value="PT00H01M10.715S" calcext:value-type="time">
            <text:p>00:01:10.715</text:p>
          </table:table-cell>
          <table:table-cell table:style-name="ce7" office:value-type="float" office:value="9954500" calcext:value-type="float">
            <text:p>9954500</text:p>
          </table:table-cell>
          <table:table-cell table:style-name="ce4" office:value-type="time" office:time-value="PT00H01M13.332S" calcext:value-type="time">
            <text:p>00:01:13.332</text:p>
          </table:table-cell>
          <table:table-cell table:style-name="ce7" office:value-type="float" office:value="9960500" calcext:value-type="float">
            <text:p>9960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2.489S" calcext:value-type="time">
            <text:p>00:01:12.489</text:p>
          </table:table-cell>
          <table:table-cell table:style-name="ce7" office:value-type="float" office:value="9965500" calcext:value-type="float">
            <text:p>9965500</text:p>
          </table:table-cell>
          <table:table-cell table:style-name="ce4" office:value-type="time" office:time-value="PT00H01M12.821S" calcext:value-type="time">
            <text:p>00:01:12.821</text:p>
          </table:table-cell>
          <table:table-cell table:style-name="ce7" office:value-type="float" office:value="9960500" calcext:value-type="float">
            <text:p>9960500</text:p>
          </table:table-cell>
          <table:table-cell table:style-name="ce4" office:value-type="time" office:time-value="PT00H01M13.98S" calcext:value-type="time">
            <text:p>00:01:13.980</text:p>
          </table:table-cell>
          <table:table-cell table:style-name="ce7" office:value-type="float" office:value="9971500" calcext:value-type="float">
            <text:p>9971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3.596S" calcext:value-type="time">
            <text:p>00:01:13.596</text:p>
          </table:table-cell>
          <table:table-cell table:style-name="ce7" office:value-type="float" office:value="9962000" calcext:value-type="float">
            <text:p>9962000</text:p>
          </table:table-cell>
          <table:table-cell table:style-name="ce4" office:value-type="time" office:time-value="PT00H01M13.766S" calcext:value-type="time">
            <text:p>00:01:13.766</text:p>
          </table:table-cell>
          <table:table-cell table:style-name="ce7" office:value-type="float" office:value="9966000" calcext:value-type="float">
            <text:p>9966000</text:p>
          </table:table-cell>
          <table:table-cell table:style-name="ce4" office:value-type="time" office:time-value="PT00H01M14.665S" calcext:value-type="time">
            <text:p>00:01:14.665</text:p>
          </table:table-cell>
          <table:table-cell table:style-name="ce7" office:value-type="float" office:value="9967500" calcext:value-type="float">
            <text:p>9967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5.048S" calcext:value-type="time">
            <text:p>00:01:15.048</text:p>
          </table:table-cell>
          <table:table-cell table:style-name="ce7" office:value-type="float" office:value="9948500" calcext:value-type="float">
            <text:p>9948500</text:p>
          </table:table-cell>
          <table:table-cell table:style-name="ce4" office:value-type="time" office:time-value="PT00H01M16.046S" calcext:value-type="time">
            <text:p>00:01:16.046</text:p>
          </table:table-cell>
          <table:table-cell table:style-name="ce7" office:value-type="float" office:value="9953500" calcext:value-type="float">
            <text:p>9953500</text:p>
          </table:table-cell>
          <table:table-cell table:style-name="ce4" office:value-type="time" office:time-value="PT00H01M17.106S" calcext:value-type="time">
            <text:p>00:01:17.106</text:p>
          </table:table-cell>
          <table:table-cell table:style-name="ce7" office:value-type="float" office:value="9959000" calcext:value-type="float">
            <text:p>9959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1.837S" calcext:value-type="time">
            <text:p>00:01:11.837</text:p>
          </table:table-cell>
          <table:table-cell table:style-name="ce7" office:value-type="float" office:value="9953500" calcext:value-type="float">
            <text:p>9953500</text:p>
          </table:table-cell>
          <table:table-cell table:style-name="ce4" office:value-type="time" office:time-value="PT00H01M13.672S" calcext:value-type="time">
            <text:p>00:01:13.672</text:p>
          </table:table-cell>
          <table:table-cell table:style-name="ce7" office:value-type="float" office:value="9888000" calcext:value-type="float">
            <text:p>9888000</text:p>
          </table:table-cell>
          <table:table-cell table:style-name="ce4" office:value-type="time" office:time-value="PT00H01M14.232S" calcext:value-type="time">
            <text:p>00:01:14.232</text:p>
          </table:table-cell>
          <table:table-cell table:style-name="ce7" office:value-type="float" office:value="9961500" calcext:value-type="float">
            <text:p>9961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7.885S" calcext:value-type="time">
            <text:p>00:01:17.885</text:p>
          </table:table-cell>
          <table:table-cell table:style-name="ce7" office:value-type="float" office:value="9974500" calcext:value-type="float">
            <text:p>9974500</text:p>
          </table:table-cell>
          <table:table-cell table:style-name="ce4" office:value-type="time" office:time-value="PT00H01M18.571S" calcext:value-type="time">
            <text:p>00:01:18.571</text:p>
          </table:table-cell>
          <table:table-cell table:style-name="ce7" office:value-type="float" office:value="9969500" calcext:value-type="float">
            <text:p>9969500</text:p>
          </table:table-cell>
          <table:table-cell table:style-name="ce4" office:value-type="time" office:time-value="PT00H01M18.916S" calcext:value-type="time">
            <text:p>00:01:18.916</text:p>
          </table:table-cell>
          <table:table-cell table:style-name="ce7" office:value-type="float" office:value="9974500" calcext:value-type="float">
            <text:p>9974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4.278S" calcext:value-type="time">
            <text:p>00:01:24.278</text:p>
          </table:table-cell>
          <table:table-cell table:style-name="ce7" office:value-type="float" office:value="9981000" calcext:value-type="float">
            <text:p>9981000</text:p>
          </table:table-cell>
          <table:table-cell table:style-name="ce4" office:value-type="time" office:time-value="PT00H01M23.497S" calcext:value-type="time">
            <text:p>00:01:23.497</text:p>
          </table:table-cell>
          <table:table-cell table:style-name="ce7" office:value-type="float" office:value="9971500" calcext:value-type="float">
            <text:p>9971500</text:p>
          </table:table-cell>
          <table:table-cell table:style-name="ce4" office:value-type="time" office:time-value="PT00H01M23.144S" calcext:value-type="time">
            <text:p>00:01:23.144</text:p>
          </table:table-cell>
          <table:table-cell table:style-name="ce7" office:value-type="float" office:value="9975500" calcext:value-type="float">
            <text:p>9975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8.332S" calcext:value-type="time">
            <text:p>00:01:28.332</text:p>
          </table:table-cell>
          <table:table-cell table:style-name="ce7" office:value-type="float" office:value="9973000" calcext:value-type="float">
            <text:p>9973000</text:p>
          </table:table-cell>
          <table:table-cell table:style-name="ce4" office:value-type="time" office:time-value="PT00H01M28.009S" calcext:value-type="time">
            <text:p>00:01:28.009</text:p>
          </table:table-cell>
          <table:table-cell table:style-name="ce7" office:value-type="float" office:value="9971500" calcext:value-type="float">
            <text:p>9971500</text:p>
          </table:table-cell>
          <table:table-cell table:style-name="ce4" office:value-type="time" office:time-value="PT00H01M29.186S" calcext:value-type="time">
            <text:p>00:01:29.186</text:p>
          </table:table-cell>
          <table:table-cell table:style-name="ce7" office:value-type="float" office:value="9965000" calcext:value-type="float">
            <text:p>9965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5.547S" calcext:value-type="time">
            <text:p>00:01:15.547</text:p>
          </table:table-cell>
          <table:table-cell table:style-name="ce7" office:value-type="float" office:value="9955000" calcext:value-type="float">
            <text:p>9955000</text:p>
          </table:table-cell>
          <table:table-cell table:style-name="ce4" office:value-type="time" office:time-value="PT00H01M17.531S" calcext:value-type="time">
            <text:p>00:01:17.531</text:p>
          </table:table-cell>
          <table:table-cell table:style-name="ce7" office:value-type="float" office:value="9955000" calcext:value-type="float">
            <text:p>9955000</text:p>
          </table:table-cell>
          <table:table-cell table:style-name="ce4" office:value-type="time" office:time-value="PT00H01M20.351S" calcext:value-type="time">
            <text:p>00:01:20.351</text:p>
          </table:table-cell>
          <table:table-cell table:style-name="ce7" office:value-type="float" office:value="9954000" calcext:value-type="float">
            <text:p>9954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9.435S" calcext:value-type="time">
            <text:p>00:01:19.435</text:p>
          </table:table-cell>
          <table:table-cell table:style-name="ce7" office:value-type="float" office:value="9976500" calcext:value-type="float">
            <text:p>9976500</text:p>
          </table:table-cell>
          <table:table-cell table:style-name="ce4" office:value-type="time" office:time-value="PT00H01M20.777S" calcext:value-type="time">
            <text:p>00:01:20.777</text:p>
          </table:table-cell>
          <table:table-cell table:style-name="ce7" office:value-type="float" office:value="9967500" calcext:value-type="float">
            <text:p>9967500</text:p>
          </table:table-cell>
          <table:table-cell table:style-name="ce4" office:value-type="time" office:time-value="PT00H01M21.965S" calcext:value-type="time">
            <text:p>00:01:21.965</text:p>
          </table:table-cell>
          <table:table-cell table:style-name="ce7" office:value-type="float" office:value="9970000" calcext:value-type="float">
            <text:p>997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5.568S" calcext:value-type="time">
            <text:p>00:01:25.568</text:p>
          </table:table-cell>
          <table:table-cell table:style-name="ce7" office:value-type="float" office:value="9978500" calcext:value-type="float">
            <text:p>9978500</text:p>
          </table:table-cell>
          <table:table-cell table:style-name="ce4" office:value-type="time" office:time-value="PT00H01M27.577S" calcext:value-type="time">
            <text:p>00:01:27.577</text:p>
          </table:table-cell>
          <table:table-cell table:style-name="ce7" office:value-type="float" office:value="9977500" calcext:value-type="float">
            <text:p>9977500</text:p>
          </table:table-cell>
          <table:table-cell table:style-name="ce4" office:value-type="time" office:time-value="PT00H01M27.891S" calcext:value-type="time">
            <text:p>00:01:27.891</text:p>
          </table:table-cell>
          <table:table-cell table:style-name="ce7" office:value-type="float" office:value="9979000" calcext:value-type="float">
            <text:p>9979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45.502S" calcext:value-type="time">
            <text:p>00:01:45.502</text:p>
          </table:table-cell>
          <table:table-cell table:style-name="ce7" office:value-type="float" office:value="9981500" calcext:value-type="float">
            <text:p>9981500</text:p>
          </table:table-cell>
          <table:table-cell table:style-name="ce4" office:value-type="time" office:time-value="PT00H01M45.351S" calcext:value-type="time">
            <text:p>00:01:45.351</text:p>
          </table:table-cell>
          <table:table-cell table:style-name="ce7" office:value-type="float" office:value="9978000" calcext:value-type="float">
            <text:p>9978000</text:p>
          </table:table-cell>
          <table:table-cell table:style-name="ce4" office:value-type="time" office:time-value="PT00H01M47.527S" calcext:value-type="time">
            <text:p>00:01:47.527</text:p>
          </table:table-cell>
          <table:table-cell table:style-name="ce7" office:value-type="float" office:value="9976500" calcext:value-type="float">
            <text:p>9976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0.695S" calcext:value-type="time">
            <text:p>00:01:20.695</text:p>
          </table:table-cell>
          <table:table-cell table:style-name="ce7" office:value-type="float" office:value="9966000" calcext:value-type="float">
            <text:p>9966000</text:p>
          </table:table-cell>
          <table:table-cell table:style-name="ce4" office:value-type="time" office:time-value="PT00H01M13.294S" calcext:value-type="time">
            <text:p>00:01:13.294</text:p>
          </table:table-cell>
          <table:table-cell table:style-name="ce7" office:value-type="float" office:value="9947500" calcext:value-type="float">
            <text:p>9947500</text:p>
          </table:table-cell>
          <table:table-cell table:style-name="ce4" office:value-type="time" office:time-value="PT00H01M07.163S" calcext:value-type="time">
            <text:p>00:01:07.163</text:p>
          </table:table-cell>
          <table:table-cell table:style-name="ce7" office:value-type="float" office:value="9952500" calcext:value-type="float">
            <text:p>9952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24.918S" calcext:value-type="time">
            <text:p>00:01:24.918</text:p>
          </table:table-cell>
          <table:table-cell table:style-name="ce7" office:value-type="float" office:value="9963500" calcext:value-type="float">
            <text:p>9963500</text:p>
          </table:table-cell>
          <table:table-cell table:style-name="ce4" office:value-type="time" office:time-value="PT00H01M16.896S" calcext:value-type="time">
            <text:p>00:01:16.896</text:p>
          </table:table-cell>
          <table:table-cell table:style-name="ce7" office:value-type="float" office:value="9966000" calcext:value-type="float">
            <text:p>9966000</text:p>
          </table:table-cell>
          <table:table-cell table:style-name="ce4" office:value-type="time" office:time-value="PT00H01M13.29S" calcext:value-type="time">
            <text:p>00:01:13.290</text:p>
          </table:table-cell>
          <table:table-cell table:style-name="ce7" office:value-type="float" office:value="9961000" calcext:value-type="float">
            <text:p>9961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28.037S" calcext:value-type="time">
            <text:p>00:01:28.037</text:p>
          </table:table-cell>
          <table:table-cell table:style-name="ce7" office:value-type="float" office:value="9975000" calcext:value-type="float">
            <text:p>9975000</text:p>
          </table:table-cell>
          <table:table-cell table:style-name="ce4" office:value-type="time" office:time-value="PT00H01M24.057S" calcext:value-type="time">
            <text:p>00:01:24.057</text:p>
          </table:table-cell>
          <table:table-cell table:style-name="ce7" office:value-type="float" office:value="9980500" calcext:value-type="float">
            <text:p>9980500</text:p>
          </table:table-cell>
          <table:table-cell table:style-name="ce4" office:value-type="time" office:time-value="PT00H01M18.229S" calcext:value-type="time">
            <text:p>00:01:18.229</text:p>
          </table:table-cell>
          <table:table-cell table:style-name="ce7" office:value-type="float" office:value="9975500" calcext:value-type="float">
            <text:p>99755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1M47.514S" calcext:value-type="time">
            <text:p>00:01:47.514</text:p>
          </table:table-cell>
          <table:table-cell table:style-name="ce7" office:value-type="float" office:value="9979500" calcext:value-type="float">
            <text:p>9979500</text:p>
          </table:table-cell>
          <table:table-cell table:style-name="ce4" office:value-type="time" office:time-value="PT00H01M37.851S" calcext:value-type="time">
            <text:p>00:01:37.851</text:p>
          </table:table-cell>
          <table:table-cell table:style-name="ce7" office:value-type="float" office:value="9985000" calcext:value-type="float">
            <text:p>9985000</text:p>
          </table:table-cell>
          <table:table-cell table:style-name="ce4" office:value-type="time" office:time-value="PT00H01M34.822S" calcext:value-type="time">
            <text:p>00:01:34.822</text:p>
          </table:table-cell>
          <table:table-cell table:style-name="ce7" office:value-type="float" office:value="9986000" calcext:value-type="float">
            <text:p>998600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NO</text:p>
          </table:table-cell>
          <table:table-cell office:value-type="string" calcext:value-type="string" table:number-columns-spanned="1" table:number-rows-spanned="20">
            <text:p>uniform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1" calcext:value-type="float" table:number-columns-spanned="1" table:number-rows-spanned="20">
            <text:p>1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0.685S" calcext:value-type="time">
            <text:p>00:01:20.685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09.17S" calcext:value-type="time">
            <text:p>00:01:09.170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08.25S" calcext:value-type="time">
            <text:p>00:01:08.250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24.016S" calcext:value-type="time">
            <text:p>00:01:24.01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4.468S" calcext:value-type="time">
            <text:p>00:01:14.46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6.683S" calcext:value-type="time">
            <text:p>00:01:16.683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0.288S" calcext:value-type="time">
            <text:p>00:01:20.28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5.917S" calcext:value-type="time">
            <text:p>00:01:15.91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5.06S" calcext:value-type="time">
            <text:p>00:01:15.060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1.704S" calcext:value-type="time">
            <text:p>00:01:21.704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6.482S" calcext:value-type="time">
            <text:p>00:01:16.48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5.923S" calcext:value-type="time">
            <text:p>00:01:15.923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2.415S" calcext:value-type="time">
            <text:p>00:01:12.415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2.498S" calcext:value-type="time">
            <text:p>00:01:12.49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1.445S" calcext:value-type="time">
            <text:p>00:01:11.445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20.507S" calcext:value-type="time">
            <text:p>00:01:20.50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6.723S" calcext:value-type="time">
            <text:p>00:01:16.72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6.585S" calcext:value-type="time">
            <text:p>00:01:16.585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6.108S" calcext:value-type="time">
            <text:p>00:01:16.10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8.64S" calcext:value-type="time">
            <text:p>00:01:18.640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7.703S" calcext:value-type="time">
            <text:p>00:01:17.703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8.972S" calcext:value-type="time">
            <text:p>00:01:18.97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9.256S" calcext:value-type="time">
            <text:p>00:01:19.25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9.929S" calcext:value-type="time">
            <text:p>00:01:19.929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3.574S" calcext:value-type="time">
            <text:p>00:01:13.574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3.303S" calcext:value-type="time">
            <text:p>00:01:13.30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3.607S" calcext:value-type="time">
            <text:p>00:01:13.607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24.302S" calcext:value-type="time">
            <text:p>00:01:24.30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4.495S" calcext:value-type="time">
            <text:p>00:01:24.495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3.089S" calcext:value-type="time">
            <text:p>00:01:23.089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4.769S" calcext:value-type="time">
            <text:p>00:01:24.769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5.509S" calcext:value-type="time">
            <text:p>00:01:25.509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6.979S" calcext:value-type="time">
            <text:p>00:01:26.979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8.571S" calcext:value-type="time">
            <text:p>00:01:28.57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8.475S" calcext:value-type="time">
            <text:p>00:01:28.475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9.878S" calcext:value-type="time">
            <text:p>00:01:29.878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4.358S" calcext:value-type="time">
            <text:p>00:01:14.35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4.633S" calcext:value-type="time">
            <text:p>00:01:14.63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6.659S" calcext:value-type="time">
            <text:p>00:01:16.659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25.978S" calcext:value-type="time">
            <text:p>00:01:25.97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7.563S" calcext:value-type="time">
            <text:p>00:01:27.56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5.317S" calcext:value-type="time">
            <text:p>00:01:25.317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34.331S" calcext:value-type="time">
            <text:p>00:01:34.33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2.478S" calcext:value-type="time">
            <text:p>00:01:32.47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7.855S" calcext:value-type="time">
            <text:p>00:01:37.855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41.663S" calcext:value-type="time">
            <text:p>00:01:41.66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41.575S" calcext:value-type="time">
            <text:p>00:01:41.575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43.863S" calcext:value-type="time">
            <text:p>00:01:43.863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7.232S" calcext:value-type="time">
            <text:p>00:01:17.23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9.046S" calcext:value-type="time">
            <text:p>00:01:19.04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2.591S" calcext:value-type="time">
            <text:p>00:01:12.591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28.407S" calcext:value-type="time">
            <text:p>00:01:28.40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0.97S" calcext:value-type="time">
            <text:p>00:01:30.970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0.586S" calcext:value-type="time">
            <text:p>00:01:20.586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39.376S" calcext:value-type="time">
            <text:p>00:01:39.37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52.268S" calcext:value-type="time">
            <text:p>00:01:52.26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8.569S" calcext:value-type="time">
            <text:p>00:01:28.569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2M02.934S" calcext:value-type="time">
            <text:p>00:02:02.934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2M06.991S" calcext:value-type="time">
            <text:p>00:02:06.99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52.746S" calcext:value-type="time">
            <text:p>00:01:52.746</text:p>
          </table:table-cell>
          <table:table-cell table:style-name="ce7" office:value-type="float" office:value="10000000" calcext:value-type="float">
            <text:p>1000000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SI</text:p>
          </table:table-cell>
          <table:table-cell office:value-type="string" calcext:value-type="string" table:number-columns-spanned="1" table:number-rows-spanned="20">
            <text:p>uniform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2" calcext:value-type="float" table:number-columns-spanned="1" table:number-rows-spanned="20">
            <text:p>2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2.273S" calcext:value-type="time">
            <text:p>00:01:22.273</text:p>
          </table:table-cell>
          <table:table-cell table:style-name="ce7" office:value-type="float" office:value="165299" calcext:value-type="float">
            <text:p>165299</text:p>
          </table:table-cell>
          <table:table-cell table:style-name="ce4" office:value-type="time" office:time-value="PT00H01M17.77S" calcext:value-type="time">
            <text:p>00:01:17.770</text:p>
          </table:table-cell>
          <table:table-cell table:style-name="ce7" office:value-type="float" office:value="165168" calcext:value-type="float">
            <text:p>165168</text:p>
          </table:table-cell>
          <table:table-cell table:style-name="ce4" office:value-type="time" office:time-value="PT00H01M17.766S" calcext:value-type="time">
            <text:p>00:01:17.766</text:p>
          </table:table-cell>
          <table:table-cell table:style-name="ce7" office:value-type="float" office:value="165096" calcext:value-type="float">
            <text:p>165096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2.449S" calcext:value-type="time">
            <text:p>00:01:12.449</text:p>
          </table:table-cell>
          <table:table-cell table:style-name="ce7" office:value-type="float" office:value="177377" calcext:value-type="float">
            <text:p>177377</text:p>
          </table:table-cell>
          <table:table-cell table:style-name="ce4" office:value-type="time" office:time-value="PT00H01M06.977S" calcext:value-type="time">
            <text:p>00:01:06.977</text:p>
          </table:table-cell>
          <table:table-cell table:style-name="ce7" office:value-type="float" office:value="177235" calcext:value-type="float">
            <text:p>177235</text:p>
          </table:table-cell>
          <table:table-cell table:style-name="ce4" office:value-type="time" office:time-value="PT00H01M06.503S" calcext:value-type="time">
            <text:p>00:01:06.503</text:p>
          </table:table-cell>
          <table:table-cell table:style-name="ce7" office:value-type="float" office:value="177477" calcext:value-type="float">
            <text:p>177477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6.781S" calcext:value-type="time">
            <text:p>00:01:16.781</text:p>
          </table:table-cell>
          <table:table-cell table:style-name="ce7" office:value-type="float" office:value="177471" calcext:value-type="float">
            <text:p>177471</text:p>
          </table:table-cell>
          <table:table-cell table:style-name="ce4" office:value-type="time" office:time-value="PT00H01M11.104S" calcext:value-type="time">
            <text:p>00:01:11.104</text:p>
          </table:table-cell>
          <table:table-cell table:style-name="ce7" office:value-type="float" office:value="178314" calcext:value-type="float">
            <text:p>178314</text:p>
          </table:table-cell>
          <table:table-cell table:style-name="ce4" office:value-type="time" office:time-value="PT00H01M11.06S" calcext:value-type="time">
            <text:p>00:01:11.060</text:p>
          </table:table-cell>
          <table:table-cell table:style-name="ce7" office:value-type="float" office:value="177926" calcext:value-type="float">
            <text:p>177926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6.845S" calcext:value-type="time">
            <text:p>00:01:16.845</text:p>
          </table:table-cell>
          <table:table-cell table:style-name="ce7" office:value-type="float" office:value="181323" calcext:value-type="float">
            <text:p>181323</text:p>
          </table:table-cell>
          <table:table-cell table:style-name="ce4" office:value-type="time" office:time-value="PT00H01M11.032S" calcext:value-type="time">
            <text:p>00:01:11.032</text:p>
          </table:table-cell>
          <table:table-cell table:style-name="ce7" office:value-type="float" office:value="181466" calcext:value-type="float">
            <text:p>181466</text:p>
          </table:table-cell>
          <table:table-cell table:style-name="ce4" office:value-type="time" office:time-value="PT00H01M11.103S" calcext:value-type="time">
            <text:p>00:01:11.103</text:p>
          </table:table-cell>
          <table:table-cell table:style-name="ce7" office:value-type="float" office:value="182111" calcext:value-type="float">
            <text:p>182111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5.252S" calcext:value-type="time">
            <text:p>00:01:15.252</text:p>
          </table:table-cell>
          <table:table-cell table:style-name="ce7" office:value-type="float" office:value="351755" calcext:value-type="float">
            <text:p>351755</text:p>
          </table:table-cell>
          <table:table-cell table:style-name="ce4" office:value-type="time" office:time-value="PT00H01M17.619S" calcext:value-type="time">
            <text:p>00:01:17.619</text:p>
          </table:table-cell>
          <table:table-cell table:style-name="ce7" office:value-type="float" office:value="350808" calcext:value-type="float">
            <text:p>350808</text:p>
          </table:table-cell>
          <table:table-cell table:style-name="ce4" office:value-type="time" office:time-value="PT00H01M19.742S" calcext:value-type="time">
            <text:p>00:01:19.742</text:p>
          </table:table-cell>
          <table:table-cell table:style-name="ce7" office:value-type="float" office:value="350994" calcext:value-type="float">
            <text:p>350994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4.001S" calcext:value-type="time">
            <text:p>00:01:14.001</text:p>
          </table:table-cell>
          <table:table-cell table:style-name="ce7" office:value-type="float" office:value="378082" calcext:value-type="float">
            <text:p>378082</text:p>
          </table:table-cell>
          <table:table-cell table:style-name="ce4" office:value-type="time" office:time-value="PT00H01M10.167S" calcext:value-type="time">
            <text:p>00:01:10.167</text:p>
          </table:table-cell>
          <table:table-cell table:style-name="ce7" office:value-type="float" office:value="378805" calcext:value-type="float">
            <text:p>378805</text:p>
          </table:table-cell>
          <table:table-cell table:style-name="ce4" office:value-type="time" office:time-value="PT00H01M09.204S" calcext:value-type="time">
            <text:p>00:01:09.204</text:p>
          </table:table-cell>
          <table:table-cell table:style-name="ce7" office:value-type="float" office:value="379303" calcext:value-type="float">
            <text:p>379303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2.427S" calcext:value-type="time">
            <text:p>00:01:12.427</text:p>
          </table:table-cell>
          <table:table-cell table:style-name="ce7" office:value-type="float" office:value="382414" calcext:value-type="float">
            <text:p>382414</text:p>
          </table:table-cell>
          <table:table-cell table:style-name="ce4" office:value-type="time" office:time-value="PT00H01M12.238S" calcext:value-type="time">
            <text:p>00:01:12.238</text:p>
          </table:table-cell>
          <table:table-cell table:style-name="ce7" office:value-type="float" office:value="381333" calcext:value-type="float">
            <text:p>381333</text:p>
          </table:table-cell>
          <table:table-cell table:style-name="ce4" office:value-type="time" office:time-value="PT00H01M11.468S" calcext:value-type="time">
            <text:p>00:01:11.468</text:p>
          </table:table-cell>
          <table:table-cell table:style-name="ce7" office:value-type="float" office:value="381597" calcext:value-type="float">
            <text:p>381597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4.734S" calcext:value-type="time">
            <text:p>00:01:14.734</text:p>
          </table:table-cell>
          <table:table-cell table:style-name="ce7" office:value-type="float" office:value="389828" calcext:value-type="float">
            <text:p>389828</text:p>
          </table:table-cell>
          <table:table-cell table:style-name="ce4" office:value-type="time" office:time-value="PT00H01M11.595S" calcext:value-type="time">
            <text:p>00:01:11.595</text:p>
          </table:table-cell>
          <table:table-cell table:style-name="ce7" office:value-type="float" office:value="389849" calcext:value-type="float">
            <text:p>389849</text:p>
          </table:table-cell>
          <table:table-cell table:style-name="ce4" office:value-type="time" office:time-value="PT00H01M14.624S" calcext:value-type="time">
            <text:p>00:01:14.624</text:p>
          </table:table-cell>
          <table:table-cell table:style-name="ce7" office:value-type="float" office:value="390126" calcext:value-type="float">
            <text:p>390126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9.237S" calcext:value-type="time">
            <text:p>00:01:19.237</text:p>
          </table:table-cell>
          <table:table-cell table:style-name="ce7" office:value-type="float" office:value="785317" calcext:value-type="float">
            <text:p>785317</text:p>
          </table:table-cell>
          <table:table-cell table:style-name="ce4" office:value-type="time" office:time-value="PT00H01M22.64S" calcext:value-type="time">
            <text:p>00:01:22.640</text:p>
          </table:table-cell>
          <table:table-cell table:style-name="ce7" office:value-type="float" office:value="783947" calcext:value-type="float">
            <text:p>783947</text:p>
          </table:table-cell>
          <table:table-cell table:style-name="ce4" office:value-type="time" office:time-value="PT00H01M23.936S" calcext:value-type="time">
            <text:p>00:01:23.936</text:p>
          </table:table-cell>
          <table:table-cell table:style-name="ce7" office:value-type="float" office:value="784185" calcext:value-type="float">
            <text:p>784185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8.605S" calcext:value-type="time">
            <text:p>00:01:18.605</text:p>
          </table:table-cell>
          <table:table-cell table:style-name="ce7" office:value-type="float" office:value="986500" calcext:value-type="float">
            <text:p>986500</text:p>
          </table:table-cell>
          <table:table-cell table:style-name="ce4" office:value-type="time" office:time-value="PT00H01M17.696S" calcext:value-type="time">
            <text:p>00:01:17.696</text:p>
          </table:table-cell>
          <table:table-cell table:style-name="ce7" office:value-type="float" office:value="985123" calcext:value-type="float">
            <text:p>985123</text:p>
          </table:table-cell>
          <table:table-cell table:style-name="ce4" office:value-type="time" office:time-value="PT00H01M15.462S" calcext:value-type="time">
            <text:p>00:01:15.462</text:p>
          </table:table-cell>
          <table:table-cell table:style-name="ce7" office:value-type="float" office:value="986001" calcext:value-type="float">
            <text:p>986001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7.286S" calcext:value-type="time">
            <text:p>00:01:17.286</text:p>
          </table:table-cell>
          <table:table-cell table:style-name="ce7" office:value-type="float" office:value="1133584" calcext:value-type="float">
            <text:p>1133584</text:p>
          </table:table-cell>
          <table:table-cell table:style-name="ce4" office:value-type="time" office:time-value="PT00H01M18.727S" calcext:value-type="time">
            <text:p>00:01:18.727</text:p>
          </table:table-cell>
          <table:table-cell table:style-name="ce7" office:value-type="float" office:value="1135334" calcext:value-type="float">
            <text:p>1135334</text:p>
          </table:table-cell>
          <table:table-cell table:style-name="ce4" office:value-type="time" office:time-value="PT00H01M17.397S" calcext:value-type="time">
            <text:p>00:01:17.397</text:p>
          </table:table-cell>
          <table:table-cell table:style-name="ce7" office:value-type="float" office:value="1133472" calcext:value-type="float">
            <text:p>1133472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9.259S" calcext:value-type="time">
            <text:p>00:01:19.259</text:p>
          </table:table-cell>
          <table:table-cell table:style-name="ce7" office:value-type="float" office:value="1286596" calcext:value-type="float">
            <text:p>1286596</text:p>
          </table:table-cell>
          <table:table-cell table:style-name="ce4" office:value-type="time" office:time-value="PT00H01M18.26S" calcext:value-type="time">
            <text:p>00:01:18.260</text:p>
          </table:table-cell>
          <table:table-cell table:style-name="ce7" office:value-type="float" office:value="1285365" calcext:value-type="float">
            <text:p>1285365</text:p>
          </table:table-cell>
          <table:table-cell table:style-name="ce4" office:value-type="time" office:time-value="PT00H01M18.289S" calcext:value-type="time">
            <text:p>00:01:18.289</text:p>
          </table:table-cell>
          <table:table-cell table:style-name="ce7" office:value-type="float" office:value="1286813" calcext:value-type="float">
            <text:p>1286813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3.616S" calcext:value-type="time">
            <text:p>00:01:23.616</text:p>
          </table:table-cell>
          <table:table-cell table:style-name="ce7" office:value-type="float" office:value="938631" calcext:value-type="float">
            <text:p>938631</text:p>
          </table:table-cell>
          <table:table-cell table:style-name="ce4" office:value-type="time" office:time-value="PT00H01M26.55S" calcext:value-type="time">
            <text:p>00:01:26.550</text:p>
          </table:table-cell>
          <table:table-cell table:style-name="ce7" office:value-type="float" office:value="939565" calcext:value-type="float">
            <text:p>939565</text:p>
          </table:table-cell>
          <table:table-cell table:style-name="ce4" office:value-type="time" office:time-value="PT00H01M28.516S" calcext:value-type="time">
            <text:p>00:01:28.516</text:p>
          </table:table-cell>
          <table:table-cell table:style-name="ce7" office:value-type="float" office:value="938296" calcext:value-type="float">
            <text:p>938296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8.56S" calcext:value-type="time">
            <text:p>00:01:18.560</text:p>
          </table:table-cell>
          <table:table-cell table:style-name="ce7" office:value-type="float" office:value="1275795" calcext:value-type="float">
            <text:p>1275795</text:p>
          </table:table-cell>
          <table:table-cell table:style-name="ce4" office:value-type="time" office:time-value="PT00H01M20.025S" calcext:value-type="time">
            <text:p>00:01:20.025</text:p>
          </table:table-cell>
          <table:table-cell table:style-name="ce7" office:value-type="float" office:value="1272661" calcext:value-type="float">
            <text:p>1272661</text:p>
          </table:table-cell>
          <table:table-cell table:style-name="ce4" office:value-type="time" office:time-value="PT00H01M20.991S" calcext:value-type="time">
            <text:p>00:01:20.991</text:p>
          </table:table-cell>
          <table:table-cell table:style-name="ce7" office:value-type="float" office:value="1275832" calcext:value-type="float">
            <text:p>1275832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4.157S" calcext:value-type="time">
            <text:p>00:01:24.157</text:p>
          </table:table-cell>
          <table:table-cell table:style-name="ce7" office:value-type="float" office:value="1653959" calcext:value-type="float">
            <text:p>1653959</text:p>
          </table:table-cell>
          <table:table-cell table:style-name="ce4" office:value-type="time" office:time-value="PT00H01M27.723S" calcext:value-type="time">
            <text:p>00:01:27.723</text:p>
          </table:table-cell>
          <table:table-cell table:style-name="ce7" office:value-type="float" office:value="1652432" calcext:value-type="float">
            <text:p>1652432</text:p>
          </table:table-cell>
          <table:table-cell table:style-name="ce4" office:value-type="time" office:time-value="PT00H01M28.156S" calcext:value-type="time">
            <text:p>00:01:28.156</text:p>
          </table:table-cell>
          <table:table-cell table:style-name="ce7" office:value-type="float" office:value="1656567" calcext:value-type="float">
            <text:p>1656567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30.7S" calcext:value-type="time">
            <text:p>00:01:30.700</text:p>
          </table:table-cell>
          <table:table-cell table:style-name="ce7" office:value-type="float" office:value="2271549" calcext:value-type="float">
            <text:p>2271549</text:p>
          </table:table-cell>
          <table:table-cell table:style-name="ce4" office:value-type="time" office:time-value="PT00H01M33.172S" calcext:value-type="time">
            <text:p>00:01:33.172</text:p>
          </table:table-cell>
          <table:table-cell table:style-name="ce7" office:value-type="float" office:value="2266662" calcext:value-type="float">
            <text:p>2266662</text:p>
          </table:table-cell>
          <table:table-cell table:style-name="ce4" office:value-type="time" office:time-value="PT00H01M35.595S" calcext:value-type="time">
            <text:p>00:01:35.595</text:p>
          </table:table-cell>
          <table:table-cell table:style-name="ce7" office:value-type="float" office:value="2270078" calcext:value-type="float">
            <text:p>2270078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6.311S" calcext:value-type="time">
            <text:p>00:01:26.311</text:p>
          </table:table-cell>
          <table:table-cell table:style-name="ce7" office:value-type="float" office:value="952922" calcext:value-type="float">
            <text:p>952922</text:p>
          </table:table-cell>
          <table:table-cell table:style-name="ce4" office:value-type="time" office:time-value="PT00H01M16.856S" calcext:value-type="time">
            <text:p>00:01:16.856</text:p>
          </table:table-cell>
          <table:table-cell table:style-name="ce7" office:value-type="float" office:value="950464" calcext:value-type="float">
            <text:p>950464</text:p>
          </table:table-cell>
          <table:table-cell table:style-name="ce4" office:value-type="time" office:time-value="PT00H01M16.806S" calcext:value-type="time">
            <text:p>00:01:16.806</text:p>
          </table:table-cell>
          <table:table-cell table:style-name="ce7" office:value-type="float" office:value="951328" calcext:value-type="float">
            <text:p>951328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22.204S" calcext:value-type="time">
            <text:p>00:01:22.204</text:p>
          </table:table-cell>
          <table:table-cell table:style-name="ce7" office:value-type="float" office:value="1338279" calcext:value-type="float">
            <text:p>1338279</text:p>
          </table:table-cell>
          <table:table-cell table:style-name="ce4" office:value-type="time" office:time-value="PT00H01M15.255S" calcext:value-type="time">
            <text:p>00:01:15.255</text:p>
          </table:table-cell>
          <table:table-cell table:style-name="ce7" office:value-type="float" office:value="1331720" calcext:value-type="float">
            <text:p>1331720</text:p>
          </table:table-cell>
          <table:table-cell table:style-name="ce4" office:value-type="time" office:time-value="PT00H01M12.574S" calcext:value-type="time">
            <text:p>00:01:12.574</text:p>
          </table:table-cell>
          <table:table-cell table:style-name="ce7" office:value-type="float" office:value="1338558" calcext:value-type="float">
            <text:p>1338558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31.95S" calcext:value-type="time">
            <text:p>00:01:31.950</text:p>
          </table:table-cell>
          <table:table-cell table:style-name="ce7" office:value-type="float" office:value="1868123" calcext:value-type="float">
            <text:p>1868123</text:p>
          </table:table-cell>
          <table:table-cell table:style-name="ce4" office:value-type="time" office:time-value="PT00H01M22.043S" calcext:value-type="time">
            <text:p>00:01:22.043</text:p>
          </table:table-cell>
          <table:table-cell table:style-name="ce7" office:value-type="float" office:value="1869971" calcext:value-type="float">
            <text:p>1869971</text:p>
          </table:table-cell>
          <table:table-cell table:style-name="ce4" office:value-type="time" office:time-value="PT00H01M22.513S" calcext:value-type="time">
            <text:p>00:01:22.513</text:p>
          </table:table-cell>
          <table:table-cell table:style-name="ce7" office:value-type="float" office:value="1866025" calcext:value-type="float">
            <text:p>1866025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1M55.212S" calcext:value-type="time">
            <text:p>00:01:55.212</text:p>
          </table:table-cell>
          <table:table-cell table:style-name="ce7" office:value-type="float" office:value="3728269" calcext:value-type="float">
            <text:p>3728269</text:p>
          </table:table-cell>
          <table:table-cell table:style-name="ce4" office:value-type="time" office:time-value="PT00H01M44.259S" calcext:value-type="time">
            <text:p>00:01:44.259</text:p>
          </table:table-cell>
          <table:table-cell table:style-name="ce7" office:value-type="float" office:value="3717471" calcext:value-type="float">
            <text:p>3717471</text:p>
          </table:table-cell>
          <table:table-cell table:style-name="ce4" office:value-type="time" office:time-value="PT00H01M42.618S" calcext:value-type="time">
            <text:p>00:01:42.618</text:p>
          </table:table-cell>
          <table:table-cell table:style-name="ce7" office:value-type="float" office:value="3723975" calcext:value-type="float">
            <text:p>3723975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SI</text:p>
          </table:table-cell>
          <table:table-cell office:value-type="string" calcext:value-type="string" table:number-columns-spanned="1" table:number-rows-spanned="20">
            <text:p>uniform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1" calcext:value-type="float" table:number-columns-spanned="1" table:number-rows-spanned="20">
            <text:p>1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6.574S" calcext:value-type="time">
            <text:p>00:01:16.574</text:p>
          </table:table-cell>
          <table:table-cell table:style-name="ce7" office:value-type="float" office:value="100790" calcext:value-type="float">
            <text:p>100790</text:p>
          </table:table-cell>
          <table:table-cell table:style-name="ce4" office:value-type="time" office:time-value="PT00H01M09.613S" calcext:value-type="time">
            <text:p>00:01:09.613</text:p>
          </table:table-cell>
          <table:table-cell table:style-name="ce7" office:value-type="float" office:value="100790" calcext:value-type="float">
            <text:p>100790</text:p>
          </table:table-cell>
          <table:table-cell table:style-name="ce4" office:value-type="time" office:time-value="PT00H01M09.088S" calcext:value-type="time">
            <text:p>00:01:09.088</text:p>
          </table:table-cell>
          <table:table-cell table:style-name="ce7" office:value-type="float" office:value="100790" calcext:value-type="float">
            <text:p>10079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9.975S" calcext:value-type="time">
            <text:p>00:01:19.975</text:p>
          </table:table-cell>
          <table:table-cell table:style-name="ce7" office:value-type="float" office:value="107860" calcext:value-type="float">
            <text:p>107860</text:p>
          </table:table-cell>
          <table:table-cell table:style-name="ce4" office:value-type="time" office:time-value="PT00H01M20.52S" calcext:value-type="time">
            <text:p>00:01:20.520</text:p>
          </table:table-cell>
          <table:table-cell table:style-name="ce7" office:value-type="float" office:value="107860" calcext:value-type="float">
            <text:p>107860</text:p>
          </table:table-cell>
          <table:table-cell table:style-name="ce4" office:value-type="time" office:time-value="PT00H01M23.897S" calcext:value-type="time">
            <text:p>00:01:23.897</text:p>
          </table:table-cell>
          <table:table-cell table:style-name="ce7" office:value-type="float" office:value="107860" calcext:value-type="float">
            <text:p>10786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30.285S" calcext:value-type="time">
            <text:p>00:01:30.285</text:p>
          </table:table-cell>
          <table:table-cell table:style-name="ce7" office:value-type="float" office:value="108310" calcext:value-type="float">
            <text:p>108310</text:p>
          </table:table-cell>
          <table:table-cell table:style-name="ce4" office:value-type="time" office:time-value="PT00H01M30.017S" calcext:value-type="time">
            <text:p>00:01:30.017</text:p>
          </table:table-cell>
          <table:table-cell table:style-name="ce7" office:value-type="float" office:value="108310" calcext:value-type="float">
            <text:p>108310</text:p>
          </table:table-cell>
          <table:table-cell table:style-name="ce4" office:value-type="time" office:time-value="PT00H01M26.159S" calcext:value-type="time">
            <text:p>00:01:26.159</text:p>
          </table:table-cell>
          <table:table-cell table:style-name="ce7" office:value-type="float" office:value="108310" calcext:value-type="float">
            <text:p>10831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2.954S" calcext:value-type="time">
            <text:p>00:01:22.954</text:p>
          </table:table-cell>
          <table:table-cell table:style-name="ce7" office:value-type="float" office:value="108660" calcext:value-type="float">
            <text:p>108660</text:p>
          </table:table-cell>
          <table:table-cell table:style-name="ce4" office:value-type="time" office:time-value="PT00H01M16.156S" calcext:value-type="time">
            <text:p>00:01:16.156</text:p>
          </table:table-cell>
          <table:table-cell table:style-name="ce7" office:value-type="float" office:value="108660" calcext:value-type="float">
            <text:p>108660</text:p>
          </table:table-cell>
          <table:table-cell table:style-name="ce4" office:value-type="time" office:time-value="PT00H01M17.091S" calcext:value-type="time">
            <text:p>00:01:17.091</text:p>
          </table:table-cell>
          <table:table-cell table:style-name="ce7" office:value-type="float" office:value="108660" calcext:value-type="float">
            <text:p>10866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1.672S" calcext:value-type="time">
            <text:p>00:01:11.672</text:p>
          </table:table-cell>
          <table:table-cell table:style-name="ce7" office:value-type="float" office:value="200660" calcext:value-type="float">
            <text:p>200660</text:p>
          </table:table-cell>
          <table:table-cell table:style-name="ce4" office:value-type="time" office:time-value="PT00H01M11.633S" calcext:value-type="time">
            <text:p>00:01:11.633</text:p>
          </table:table-cell>
          <table:table-cell table:style-name="ce7" office:value-type="float" office:value="200660" calcext:value-type="float">
            <text:p>200660</text:p>
          </table:table-cell>
          <table:table-cell table:style-name="ce4" office:value-type="time" office:time-value="PT00H01M14.049S" calcext:value-type="time">
            <text:p>00:01:14.049</text:p>
          </table:table-cell>
          <table:table-cell table:style-name="ce7" office:value-type="float" office:value="200660" calcext:value-type="float">
            <text:p>20066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22.801S" calcext:value-type="time">
            <text:p>00:01:22.801</text:p>
          </table:table-cell>
          <table:table-cell table:style-name="ce7" office:value-type="float" office:value="210770" calcext:value-type="float">
            <text:p>210770</text:p>
          </table:table-cell>
          <table:table-cell table:style-name="ce4" office:value-type="time" office:time-value="PT00H01M16.508S" calcext:value-type="time">
            <text:p>00:01:16.508</text:p>
          </table:table-cell>
          <table:table-cell table:style-name="ce7" office:value-type="float" office:value="210770" calcext:value-type="float">
            <text:p>210770</text:p>
          </table:table-cell>
          <table:table-cell table:style-name="ce4" office:value-type="time" office:time-value="PT00H01M21.183S" calcext:value-type="time">
            <text:p>00:01:21.183</text:p>
          </table:table-cell>
          <table:table-cell table:style-name="ce7" office:value-type="float" office:value="210770" calcext:value-type="float">
            <text:p>21077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8.129S" calcext:value-type="time">
            <text:p>00:01:28.129</text:p>
          </table:table-cell>
          <table:table-cell table:style-name="ce7" office:value-type="float" office:value="211730" calcext:value-type="float">
            <text:p>211730</text:p>
          </table:table-cell>
          <table:table-cell table:style-name="ce4" office:value-type="time" office:time-value="PT00H01M18.906S" calcext:value-type="time">
            <text:p>00:01:18.906</text:p>
          </table:table-cell>
          <table:table-cell table:style-name="ce7" office:value-type="float" office:value="211730" calcext:value-type="float">
            <text:p>211730</text:p>
          </table:table-cell>
          <table:table-cell table:style-name="ce4" office:value-type="time" office:time-value="PT00H01M26.705S" calcext:value-type="time">
            <text:p>00:01:26.705</text:p>
          </table:table-cell>
          <table:table-cell table:style-name="ce7" office:value-type="float" office:value="211730" calcext:value-type="float">
            <text:p>21173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0.189S" calcext:value-type="time">
            <text:p>00:01:20.189</text:p>
          </table:table-cell>
          <table:table-cell table:style-name="ce7" office:value-type="float" office:value="212250" calcext:value-type="float">
            <text:p>212250</text:p>
          </table:table-cell>
          <table:table-cell table:style-name="ce4" office:value-type="time" office:time-value="PT00H01M20.394S" calcext:value-type="time">
            <text:p>00:01:20.394</text:p>
          </table:table-cell>
          <table:table-cell table:style-name="ce7" office:value-type="float" office:value="212250" calcext:value-type="float">
            <text:p>212250</text:p>
          </table:table-cell>
          <table:table-cell table:style-name="ce4" office:value-type="time" office:time-value="PT00H01M18.771S" calcext:value-type="time">
            <text:p>00:01:18.771</text:p>
          </table:table-cell>
          <table:table-cell table:style-name="ce7" office:value-type="float" office:value="212250" calcext:value-type="float">
            <text:p>21225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4.757S" calcext:value-type="time">
            <text:p>00:01:14.757</text:p>
          </table:table-cell>
          <table:table-cell table:style-name="ce7" office:value-type="float" office:value="525210" calcext:value-type="float">
            <text:p>525210</text:p>
          </table:table-cell>
          <table:table-cell table:style-name="ce4" office:value-type="time" office:time-value="PT00H01M14.217S" calcext:value-type="time">
            <text:p>00:01:14.217</text:p>
          </table:table-cell>
          <table:table-cell table:style-name="ce7" office:value-type="float" office:value="525210" calcext:value-type="float">
            <text:p>525210</text:p>
          </table:table-cell>
          <table:table-cell table:style-name="ce4" office:value-type="time" office:time-value="PT00H01M14.904S" calcext:value-type="time">
            <text:p>00:01:14.904</text:p>
          </table:table-cell>
          <table:table-cell table:style-name="ce7" office:value-type="float" office:value="525210" calcext:value-type="float">
            <text:p>52521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26.5S" calcext:value-type="time">
            <text:p>00:01:26.500</text:p>
          </table:table-cell>
          <table:table-cell table:style-name="ce7" office:value-type="float" office:value="603030" calcext:value-type="float">
            <text:p>603030</text:p>
          </table:table-cell>
          <table:table-cell table:style-name="ce4" office:value-type="time" office:time-value="PT00H01M24.845S" calcext:value-type="time">
            <text:p>00:01:24.845</text:p>
          </table:table-cell>
          <table:table-cell table:style-name="ce7" office:value-type="float" office:value="603030" calcext:value-type="float">
            <text:p>603030</text:p>
          </table:table-cell>
          <table:table-cell table:style-name="ce4" office:value-type="time" office:time-value="PT00H01M27.165S" calcext:value-type="time">
            <text:p>00:01:27.165</text:p>
          </table:table-cell>
          <table:table-cell table:style-name="ce7" office:value-type="float" office:value="603030" calcext:value-type="float">
            <text:p>60303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4.272S" calcext:value-type="time">
            <text:p>00:01:24.272</text:p>
          </table:table-cell>
          <table:table-cell table:style-name="ce7" office:value-type="float" office:value="647050" calcext:value-type="float">
            <text:p>647050</text:p>
          </table:table-cell>
          <table:table-cell table:style-name="ce4" office:value-type="time" office:time-value="PT00H01M28.838S" calcext:value-type="time">
            <text:p>00:01:28.838</text:p>
          </table:table-cell>
          <table:table-cell table:style-name="ce7" office:value-type="float" office:value="647050" calcext:value-type="float">
            <text:p>647050</text:p>
          </table:table-cell>
          <table:table-cell table:style-name="ce4" office:value-type="time" office:time-value="PT00H01M30.107S" calcext:value-type="time">
            <text:p>00:01:30.107</text:p>
          </table:table-cell>
          <table:table-cell table:style-name="ce7" office:value-type="float" office:value="647050" calcext:value-type="float">
            <text:p>64705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4.081S" calcext:value-type="time">
            <text:p>00:01:24.081</text:p>
          </table:table-cell>
          <table:table-cell table:style-name="ce7" office:value-type="float" office:value="664310" calcext:value-type="float">
            <text:p>664310</text:p>
          </table:table-cell>
          <table:table-cell table:style-name="ce4" office:value-type="time" office:time-value="PT00H01M23.467S" calcext:value-type="time">
            <text:p>00:01:23.467</text:p>
          </table:table-cell>
          <table:table-cell table:style-name="ce7" office:value-type="float" office:value="664310" calcext:value-type="float">
            <text:p>664310</text:p>
          </table:table-cell>
          <table:table-cell table:style-name="ce4" office:value-type="time" office:time-value="PT00H01M24.17S" calcext:value-type="time">
            <text:p>00:01:24.170</text:p>
          </table:table-cell>
          <table:table-cell table:style-name="ce7" office:value-type="float" office:value="664310" calcext:value-type="float">
            <text:p>66431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5.856S" calcext:value-type="time">
            <text:p>00:01:15.856</text:p>
          </table:table-cell>
          <table:table-cell table:style-name="ce7" office:value-type="float" office:value="744860" calcext:value-type="float">
            <text:p>744860</text:p>
          </table:table-cell>
          <table:table-cell table:style-name="ce4" office:value-type="time" office:time-value="PT00H01M16.294S" calcext:value-type="time">
            <text:p>00:01:16.294</text:p>
          </table:table-cell>
          <table:table-cell table:style-name="ce7" office:value-type="float" office:value="744860" calcext:value-type="float">
            <text:p>744860</text:p>
          </table:table-cell>
          <table:table-cell table:style-name="ce4" office:value-type="time" office:time-value="PT00H01M19.147S" calcext:value-type="time">
            <text:p>00:01:19.147</text:p>
          </table:table-cell>
          <table:table-cell table:style-name="ce7" office:value-type="float" office:value="744860" calcext:value-type="float">
            <text:p>74486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30.689S" calcext:value-type="time">
            <text:p>00:01:30.689</text:p>
          </table:table-cell>
          <table:table-cell table:style-name="ce7" office:value-type="float" office:value="938860" calcext:value-type="float">
            <text:p>938860</text:p>
          </table:table-cell>
          <table:table-cell table:style-name="ce4" office:value-type="time" office:time-value="PT00H01M31.847S" calcext:value-type="time">
            <text:p>00:01:31.847</text:p>
          </table:table-cell>
          <table:table-cell table:style-name="ce7" office:value-type="float" office:value="938860" calcext:value-type="float">
            <text:p>938860</text:p>
          </table:table-cell>
          <table:table-cell table:style-name="ce4" office:value-type="time" office:time-value="PT00H01M34.35S" calcext:value-type="time">
            <text:p>00:01:34.350</text:p>
          </table:table-cell>
          <table:table-cell table:style-name="ce7" office:value-type="float" office:value="938860" calcext:value-type="float">
            <text:p>93886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33.523S" calcext:value-type="time">
            <text:p>00:01:33.523</text:p>
          </table:table-cell>
          <table:table-cell table:style-name="ce7" office:value-type="float" office:value="1085420" calcext:value-type="float">
            <text:p>1085420</text:p>
          </table:table-cell>
          <table:table-cell table:style-name="ce4" office:value-type="time" office:time-value="PT00H01M34.745S" calcext:value-type="time">
            <text:p>00:01:34.745</text:p>
          </table:table-cell>
          <table:table-cell table:style-name="ce7" office:value-type="float" office:value="1085420" calcext:value-type="float">
            <text:p>1085420</text:p>
          </table:table-cell>
          <table:table-cell table:style-name="ce4" office:value-type="time" office:time-value="PT00H01M36.381S" calcext:value-type="time">
            <text:p>00:01:36.381</text:p>
          </table:table-cell>
          <table:table-cell table:style-name="ce7" office:value-type="float" office:value="1085420" calcext:value-type="float">
            <text:p>108542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6.697S" calcext:value-type="time">
            <text:p>00:01:26.697</text:p>
          </table:table-cell>
          <table:table-cell table:style-name="ce7" office:value-type="float" office:value="1225870" calcext:value-type="float">
            <text:p>1225870</text:p>
          </table:table-cell>
          <table:table-cell table:style-name="ce4" office:value-type="time" office:time-value="PT00H01M30.884S" calcext:value-type="time">
            <text:p>00:01:30.884</text:p>
          </table:table-cell>
          <table:table-cell table:style-name="ce7" office:value-type="float" office:value="1225870" calcext:value-type="float">
            <text:p>1225870</text:p>
          </table:table-cell>
          <table:table-cell table:style-name="ce4" office:value-type="time" office:time-value="PT00H01M31.538S" calcext:value-type="time">
            <text:p>00:01:31.538</text:p>
          </table:table-cell>
          <table:table-cell table:style-name="ce7" office:value-type="float" office:value="1225870" calcext:value-type="float">
            <text:p>122587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9.401S" calcext:value-type="time">
            <text:p>00:01:19.401</text:p>
          </table:table-cell>
          <table:table-cell table:style-name="ce7" office:value-type="float" office:value="913860" calcext:value-type="float">
            <text:p>913860</text:p>
          </table:table-cell>
          <table:table-cell table:style-name="ce4" office:value-type="time" office:time-value="PT00H01M19.416S" calcext:value-type="time">
            <text:p>00:01:19.416</text:p>
          </table:table-cell>
          <table:table-cell table:style-name="ce7" office:value-type="float" office:value="913860" calcext:value-type="float">
            <text:p>913860</text:p>
          </table:table-cell>
          <table:table-cell table:style-name="ce4" office:value-type="time" office:time-value="PT00H01M10.448S" calcext:value-type="time">
            <text:p>00:01:10.448</text:p>
          </table:table-cell>
          <table:table-cell table:style-name="ce7" office:value-type="float" office:value="913860" calcext:value-type="float">
            <text:p>91386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42.554S" calcext:value-type="time">
            <text:p>00:01:42.554</text:p>
          </table:table-cell>
          <table:table-cell table:style-name="ce7" office:value-type="float" office:value="1297440" calcext:value-type="float">
            <text:p>1297440</text:p>
          </table:table-cell>
          <table:table-cell table:style-name="ce4" office:value-type="time" office:time-value="PT00H01M32.32S" calcext:value-type="time">
            <text:p>00:01:32.320</text:p>
          </table:table-cell>
          <table:table-cell table:style-name="ce7" office:value-type="float" office:value="1297440" calcext:value-type="float">
            <text:p>1297440</text:p>
          </table:table-cell>
          <table:table-cell table:style-name="ce4" office:value-type="time" office:time-value="PT00H01M28.39S" calcext:value-type="time">
            <text:p>00:01:28.390</text:p>
          </table:table-cell>
          <table:table-cell table:style-name="ce7" office:value-type="float" office:value="1297440" calcext:value-type="float">
            <text:p>129744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51.89S" calcext:value-type="time">
            <text:p>00:01:51.890</text:p>
          </table:table-cell>
          <table:table-cell table:style-name="ce7" office:value-type="float" office:value="1831630" calcext:value-type="float">
            <text:p>1831630</text:p>
          </table:table-cell>
          <table:table-cell table:style-name="ce4" office:value-type="time" office:time-value="PT00H01M44.298S" calcext:value-type="time">
            <text:p>00:01:44.298</text:p>
          </table:table-cell>
          <table:table-cell table:style-name="ce7" office:value-type="float" office:value="1831630" calcext:value-type="float">
            <text:p>1831630</text:p>
          </table:table-cell>
          <table:table-cell table:style-name="ce4" office:value-type="time" office:time-value="PT00H01M36.409S" calcext:value-type="time">
            <text:p>00:01:36.409</text:p>
          </table:table-cell>
          <table:table-cell table:style-name="ce7" office:value-type="float" office:value="1831630" calcext:value-type="float">
            <text:p>1831630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2M09.131S" calcext:value-type="time">
            <text:p>00:02:09.131</text:p>
          </table:table-cell>
          <table:table-cell table:style-name="ce7" office:value-type="float" office:value="3677720" calcext:value-type="float">
            <text:p>3677720</text:p>
          </table:table-cell>
          <table:table-cell table:style-name="ce4" office:value-type="time" office:time-value="PT00H02M09.855S" calcext:value-type="time">
            <text:p>00:02:09.855</text:p>
          </table:table-cell>
          <table:table-cell table:style-name="ce7" office:value-type="float" office:value="3677720" calcext:value-type="float">
            <text:p>3677720</text:p>
          </table:table-cell>
          <table:table-cell table:style-name="ce4" office:value-type="time" office:time-value="PT00H02M05.685S" calcext:value-type="time">
            <text:p>00:02:05.685</text:p>
          </table:table-cell>
          <table:table-cell table:style-name="ce7" office:value-type="float" office:value="3677720" calcext:value-type="float">
            <text:p>367772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NO</text:p>
          </table:table-cell>
          <table:table-cell office:value-type="string" calcext:value-type="string" table:number-columns-spanned="1" table:number-rows-spanned="20">
            <text:p>diagonal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2" calcext:value-type="float" table:number-columns-spanned="1" table:number-rows-spanned="20">
            <text:p>2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3.182S" calcext:value-type="time">
            <text:p>00:01:13.182</text:p>
          </table:table-cell>
          <table:table-cell table:style-name="ce7" office:value-type="float" office:value="9926000" calcext:value-type="float">
            <text:p>9926000</text:p>
          </table:table-cell>
          <table:table-cell table:style-name="ce4" office:value-type="time" office:time-value="PT00H01M07.703S" calcext:value-type="time">
            <text:p>00:01:07.703</text:p>
          </table:table-cell>
          <table:table-cell table:style-name="ce7" office:value-type="float" office:value="9944500" calcext:value-type="float">
            <text:p>9944500</text:p>
          </table:table-cell>
          <table:table-cell table:style-name="ce4" office:value-type="time" office:time-value="PT00H01M07.22S" calcext:value-type="time">
            <text:p>00:01:07.220</text:p>
          </table:table-cell>
          <table:table-cell table:style-name="ce7" office:value-type="float" office:value="9954500" calcext:value-type="float">
            <text:p>9954500</text:p>
          </table:table-cell>
          <table:table-cell office:value-type="float" office:value="20231225" calcext:value-type="float" table:number-columns-spanned="1" table:number-rows-spanned="80">
            <text:p>20231225</text:p>
          </table:table-cell>
          <table:table-cell office:value-type="float" office:value="0.3" calcext:value-type="float" table:number-columns-spanned="1" table:number-rows-spanned="80">
            <text:p>0.3</text:p>
          </table:table-cell>
          <table:table-cell office:value-type="float" office:value="0.7" calcext:value-type="float" table:number-columns-spanned="1" table:number-rows-spanned="80">
            <text:p>0.7</text:p>
          </table:table-cell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3.279S" calcext:value-type="time">
            <text:p>00:01:13.279</text:p>
          </table:table-cell>
          <table:table-cell table:style-name="ce7" office:value-type="float" office:value="9922500" calcext:value-type="float">
            <text:p>9922500</text:p>
          </table:table-cell>
          <table:table-cell table:style-name="ce4" office:value-type="time" office:time-value="PT00H01M06.806S" calcext:value-type="time">
            <text:p>00:01:06.806</text:p>
          </table:table-cell>
          <table:table-cell table:style-name="ce7" office:value-type="float" office:value="9947000" calcext:value-type="float">
            <text:p>9947000</text:p>
          </table:table-cell>
          <table:table-cell table:style-name="ce4" office:value-type="time" office:time-value="PT00H01M07.411S" calcext:value-type="time">
            <text:p>00:01:07.411</text:p>
          </table:table-cell>
          <table:table-cell table:style-name="ce7" office:value-type="float" office:value="9953000" calcext:value-type="float">
            <text:p>9953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2.199S" calcext:value-type="time">
            <text:p>00:01:12.199</text:p>
          </table:table-cell>
          <table:table-cell table:style-name="ce7" office:value-type="float" office:value="9918500" calcext:value-type="float">
            <text:p>9918500</text:p>
          </table:table-cell>
          <table:table-cell table:style-name="ce4" office:value-type="time" office:time-value="PT00H01M06.668S" calcext:value-type="time">
            <text:p>00:01:06.668</text:p>
          </table:table-cell>
          <table:table-cell table:style-name="ce7" office:value-type="float" office:value="9920500" calcext:value-type="float">
            <text:p>9920500</text:p>
          </table:table-cell>
          <table:table-cell table:style-name="ce4" office:value-type="time" office:time-value="PT00H01M07.055S" calcext:value-type="time">
            <text:p>00:01:07.055</text:p>
          </table:table-cell>
          <table:table-cell table:style-name="ce7" office:value-type="float" office:value="9935000" calcext:value-type="float">
            <text:p>9935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2.019S" calcext:value-type="time">
            <text:p>00:01:22.019</text:p>
          </table:table-cell>
          <table:table-cell table:style-name="ce7" office:value-type="float" office:value="9947500" calcext:value-type="float">
            <text:p>9947500</text:p>
          </table:table-cell>
          <table:table-cell table:style-name="ce4" office:value-type="time" office:time-value="PT00H01M14.343S" calcext:value-type="time">
            <text:p>00:01:14.343</text:p>
          </table:table-cell>
          <table:table-cell table:style-name="ce7" office:value-type="float" office:value="9943500" calcext:value-type="float">
            <text:p>9943500</text:p>
          </table:table-cell>
          <table:table-cell table:style-name="ce4" office:value-type="time" office:time-value="PT00H01M10.949S" calcext:value-type="time">
            <text:p>00:01:10.949</text:p>
          </table:table-cell>
          <table:table-cell table:style-name="ce7" office:value-type="float" office:value="9961000" calcext:value-type="float">
            <text:p>9961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09.075S" calcext:value-type="time">
            <text:p>00:01:09.075</text:p>
          </table:table-cell>
          <table:table-cell table:style-name="ce7" office:value-type="float" office:value="9954000" calcext:value-type="float">
            <text:p>9954000</text:p>
          </table:table-cell>
          <table:table-cell table:style-name="ce4" office:value-type="time" office:time-value="PT00H01M09.442S" calcext:value-type="time">
            <text:p>00:01:09.442</text:p>
          </table:table-cell>
          <table:table-cell table:style-name="ce7" office:value-type="float" office:value="9959500" calcext:value-type="float">
            <text:p>9959500</text:p>
          </table:table-cell>
          <table:table-cell table:style-name="ce4" office:value-type="time" office:time-value="PT00H01M10.241S" calcext:value-type="time">
            <text:p>00:01:10.241</text:p>
          </table:table-cell>
          <table:table-cell table:style-name="ce7" office:value-type="float" office:value="9957000" calcext:value-type="float">
            <text:p>9957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09.284S" calcext:value-type="time">
            <text:p>00:01:09.284</text:p>
          </table:table-cell>
          <table:table-cell table:style-name="ce7" office:value-type="float" office:value="9970000" calcext:value-type="float">
            <text:p>9970000</text:p>
          </table:table-cell>
          <table:table-cell table:style-name="ce4" office:value-type="time" office:time-value="PT00H01M12.566S" calcext:value-type="time">
            <text:p>00:01:12.566</text:p>
          </table:table-cell>
          <table:table-cell table:style-name="ce7" office:value-type="float" office:value="9967000" calcext:value-type="float">
            <text:p>9967000</text:p>
          </table:table-cell>
          <table:table-cell table:style-name="ce4" office:value-type="time" office:time-value="PT00H01M10.953S" calcext:value-type="time">
            <text:p>00:01:10.953</text:p>
          </table:table-cell>
          <table:table-cell table:style-name="ce7" office:value-type="float" office:value="9966000" calcext:value-type="float">
            <text:p>9966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09.304S" calcext:value-type="time">
            <text:p>00:01:09.304</text:p>
          </table:table-cell>
          <table:table-cell table:style-name="ce7" office:value-type="float" office:value="9956000" calcext:value-type="float">
            <text:p>9956000</text:p>
          </table:table-cell>
          <table:table-cell table:style-name="ce4" office:value-type="time" office:time-value="PT00H01M10.299S" calcext:value-type="time">
            <text:p>00:01:10.299</text:p>
          </table:table-cell>
          <table:table-cell table:style-name="ce7" office:value-type="float" office:value="9964500" calcext:value-type="float">
            <text:p>9964500</text:p>
          </table:table-cell>
          <table:table-cell table:style-name="ce4" office:value-type="time" office:time-value="PT00H01M10.792S" calcext:value-type="time">
            <text:p>00:01:10.792</text:p>
          </table:table-cell>
          <table:table-cell table:style-name="ce7" office:value-type="float" office:value="9945500" calcext:value-type="float">
            <text:p>99455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5.377S" calcext:value-type="time">
            <text:p>00:01:15.377</text:p>
          </table:table-cell>
          <table:table-cell table:style-name="ce7" office:value-type="float" office:value="9969500" calcext:value-type="float">
            <text:p>9969500</text:p>
          </table:table-cell>
          <table:table-cell table:style-name="ce4" office:value-type="time" office:time-value="PT00H01M15.949S" calcext:value-type="time">
            <text:p>00:01:15.949</text:p>
          </table:table-cell>
          <table:table-cell table:style-name="ce7" office:value-type="float" office:value="9970000" calcext:value-type="float">
            <text:p>9970000</text:p>
          </table:table-cell>
          <table:table-cell table:style-name="ce4" office:value-type="time" office:time-value="PT00H01M17.889S" calcext:value-type="time">
            <text:p>00:01:17.889</text:p>
          </table:table-cell>
          <table:table-cell table:style-name="ce7" office:value-type="float" office:value="9962500" calcext:value-type="float">
            <text:p>99625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0.999S" calcext:value-type="time">
            <text:p>00:01:10.999</text:p>
          </table:table-cell>
          <table:table-cell table:style-name="ce7" office:value-type="float" office:value="9958000" calcext:value-type="float">
            <text:p>9958000</text:p>
          </table:table-cell>
          <table:table-cell table:style-name="ce4" office:value-type="time" office:time-value="PT00H01M12.742S" calcext:value-type="time">
            <text:p>00:01:12.742</text:p>
          </table:table-cell>
          <table:table-cell table:style-name="ce7" office:value-type="float" office:value="9947000" calcext:value-type="float">
            <text:p>9947000</text:p>
          </table:table-cell>
          <table:table-cell table:style-name="ce4" office:value-type="time" office:time-value="PT00H01M12.505S" calcext:value-type="time">
            <text:p>00:01:12.505</text:p>
          </table:table-cell>
          <table:table-cell table:style-name="ce7" office:value-type="float" office:value="9954000" calcext:value-type="float">
            <text:p>9954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8.05S" calcext:value-type="time">
            <text:p>00:01:18.050</text:p>
          </table:table-cell>
          <table:table-cell table:style-name="ce7" office:value-type="float" office:value="9978000" calcext:value-type="float">
            <text:p>9978000</text:p>
          </table:table-cell>
          <table:table-cell table:style-name="ce4" office:value-type="time" office:time-value="PT00H01M16.631S" calcext:value-type="time">
            <text:p>00:01:16.631</text:p>
          </table:table-cell>
          <table:table-cell table:style-name="ce7" office:value-type="float" office:value="9970000" calcext:value-type="float">
            <text:p>9970000</text:p>
          </table:table-cell>
          <table:table-cell table:style-name="ce4" office:value-type="time" office:time-value="PT00H01M19.228S" calcext:value-type="time">
            <text:p>00:01:19.228</text:p>
          </table:table-cell>
          <table:table-cell table:style-name="ce7" office:value-type="float" office:value="9976500" calcext:value-type="float">
            <text:p>99765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7.663S" calcext:value-type="time">
            <text:p>00:01:17.663</text:p>
          </table:table-cell>
          <table:table-cell table:style-name="ce7" office:value-type="float" office:value="9973500" calcext:value-type="float">
            <text:p>9973500</text:p>
          </table:table-cell>
          <table:table-cell table:style-name="ce4" office:value-type="time" office:time-value="PT00H01M26.847S" calcext:value-type="time">
            <text:p>00:01:26.847</text:p>
          </table:table-cell>
          <table:table-cell table:style-name="ce7" office:value-type="float" office:value="9974500" calcext:value-type="float">
            <text:p>9974500</text:p>
          </table:table-cell>
          <table:table-cell table:style-name="ce4" office:value-type="time" office:time-value="PT00H01M28.838S" calcext:value-type="time">
            <text:p>00:01:28.838</text:p>
          </table:table-cell>
          <table:table-cell table:style-name="ce7" office:value-type="float" office:value="9969000" calcext:value-type="float">
            <text:p>9969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7.527S" calcext:value-type="time">
            <text:p>00:01:27.527</text:p>
          </table:table-cell>
          <table:table-cell table:style-name="ce7" office:value-type="float" office:value="9966500" calcext:value-type="float">
            <text:p>9966500</text:p>
          </table:table-cell>
          <table:table-cell table:style-name="ce4" office:value-type="time" office:time-value="PT00H01M28.475S" calcext:value-type="time">
            <text:p>00:01:28.475</text:p>
          </table:table-cell>
          <table:table-cell table:style-name="ce7" office:value-type="float" office:value="9965000" calcext:value-type="float">
            <text:p>9965000</text:p>
          </table:table-cell>
          <table:table-cell table:style-name="ce4" office:value-type="time" office:time-value="PT00H01M27.046S" calcext:value-type="time">
            <text:p>00:01:27.046</text:p>
          </table:table-cell>
          <table:table-cell table:style-name="ce7" office:value-type="float" office:value="9973500" calcext:value-type="float">
            <text:p>99735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4.929S" calcext:value-type="time">
            <text:p>00:01:14.929</text:p>
          </table:table-cell>
          <table:table-cell table:style-name="ce7" office:value-type="float" office:value="9958000" calcext:value-type="float">
            <text:p>9958000</text:p>
          </table:table-cell>
          <table:table-cell table:style-name="ce4" office:value-type="time" office:time-value="PT00H01M15.148S" calcext:value-type="time">
            <text:p>00:01:15.148</text:p>
          </table:table-cell>
          <table:table-cell table:style-name="ce7" office:value-type="float" office:value="9956000" calcext:value-type="float">
            <text:p>9956000</text:p>
          </table:table-cell>
          <table:table-cell table:style-name="ce4" office:value-type="time" office:time-value="PT00H01M17.04S" calcext:value-type="time">
            <text:p>00:01:17.040</text:p>
          </table:table-cell>
          <table:table-cell table:style-name="ce7" office:value-type="float" office:value="9960000" calcext:value-type="float">
            <text:p>996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9.796S" calcext:value-type="time">
            <text:p>00:01:19.796</text:p>
          </table:table-cell>
          <table:table-cell table:style-name="ce7" office:value-type="float" office:value="9977000" calcext:value-type="float">
            <text:p>9977000</text:p>
          </table:table-cell>
          <table:table-cell table:style-name="ce4" office:value-type="time" office:time-value="PT00H01M20.335S" calcext:value-type="time">
            <text:p>00:01:20.335</text:p>
          </table:table-cell>
          <table:table-cell table:style-name="ce7" office:value-type="float" office:value="9975000" calcext:value-type="float">
            <text:p>9975000</text:p>
          </table:table-cell>
          <table:table-cell table:style-name="ce4" office:value-type="time" office:time-value="PT00H01M23.426S" calcext:value-type="time">
            <text:p>00:01:23.426</text:p>
          </table:table-cell>
          <table:table-cell table:style-name="ce7" office:value-type="float" office:value="9975000" calcext:value-type="float">
            <text:p>9975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7.612S" calcext:value-type="time">
            <text:p>00:01:27.612</text:p>
          </table:table-cell>
          <table:table-cell table:style-name="ce7" office:value-type="float" office:value="9983000" calcext:value-type="float">
            <text:p>9983000</text:p>
          </table:table-cell>
          <table:table-cell table:style-name="ce4" office:value-type="time" office:time-value="PT00H01M27.385S" calcext:value-type="time">
            <text:p>00:01:27.385</text:p>
          </table:table-cell>
          <table:table-cell table:style-name="ce7" office:value-type="float" office:value="9981000" calcext:value-type="float">
            <text:p>9981000</text:p>
          </table:table-cell>
          <table:table-cell table:style-name="ce4" office:value-type="time" office:time-value="PT00H01M36.254S" calcext:value-type="time">
            <text:p>00:01:36.254</text:p>
          </table:table-cell>
          <table:table-cell table:style-name="ce7" office:value-type="float" office:value="9976500" calcext:value-type="float">
            <text:p>99765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43.743S" calcext:value-type="time">
            <text:p>00:01:43.743</text:p>
          </table:table-cell>
          <table:table-cell table:style-name="ce7" office:value-type="float" office:value="9981500" calcext:value-type="float">
            <text:p>9981500</text:p>
          </table:table-cell>
          <table:table-cell table:style-name="ce4" office:value-type="time" office:time-value="PT00H01M45.584S" calcext:value-type="time">
            <text:p>00:01:45.584</text:p>
          </table:table-cell>
          <table:table-cell table:style-name="ce7" office:value-type="float" office:value="9978500" calcext:value-type="float">
            <text:p>9978500</text:p>
          </table:table-cell>
          <table:table-cell table:style-name="ce4" office:value-type="time" office:time-value="PT00H01M47.756S" calcext:value-type="time">
            <text:p>00:01:47.756</text:p>
          </table:table-cell>
          <table:table-cell table:style-name="ce7" office:value-type="float" office:value="9987000" calcext:value-type="float">
            <text:p>9987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9.126S" calcext:value-type="time">
            <text:p>00:01:19.126</text:p>
          </table:table-cell>
          <table:table-cell table:style-name="ce7" office:value-type="float" office:value="9954000" calcext:value-type="float">
            <text:p>9954000</text:p>
          </table:table-cell>
          <table:table-cell table:style-name="ce4" office:value-type="time" office:time-value="PT00H01M13.246S" calcext:value-type="time">
            <text:p>00:01:13.246</text:p>
          </table:table-cell>
          <table:table-cell table:style-name="ce7" office:value-type="float" office:value="9958500" calcext:value-type="float">
            <text:p>9958500</text:p>
          </table:table-cell>
          <table:table-cell table:style-name="ce4" office:value-type="time" office:time-value="PT00H01M08.496S" calcext:value-type="time">
            <text:p>00:01:08.496</text:p>
          </table:table-cell>
          <table:table-cell table:style-name="ce7" office:value-type="float" office:value="9951500" calcext:value-type="float">
            <text:p>995150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24.902S" calcext:value-type="time">
            <text:p>00:01:24.902</text:p>
          </table:table-cell>
          <table:table-cell table:style-name="ce7" office:value-type="float" office:value="9973500" calcext:value-type="float">
            <text:p>9973500</text:p>
          </table:table-cell>
          <table:table-cell table:style-name="ce4" office:value-type="time" office:time-value="PT00H01M19.443S" calcext:value-type="time">
            <text:p>00:01:19.443</text:p>
          </table:table-cell>
          <table:table-cell table:style-name="ce7" office:value-type="float" office:value="9974500" calcext:value-type="float">
            <text:p>9974500</text:p>
          </table:table-cell>
          <table:table-cell table:style-name="ce4" office:value-type="time" office:time-value="PT00H01M14.189S" calcext:value-type="time">
            <text:p>00:01:14.189</text:p>
          </table:table-cell>
          <table:table-cell table:style-name="ce7" office:value-type="float" office:value="9974000" calcext:value-type="float">
            <text:p>997400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32.553S" calcext:value-type="time">
            <text:p>00:01:32.553</text:p>
          </table:table-cell>
          <table:table-cell table:style-name="ce7" office:value-type="float" office:value="9980000" calcext:value-type="float">
            <text:p>9980000</text:p>
          </table:table-cell>
          <table:table-cell table:style-name="ce4" office:value-type="time" office:time-value="PT00H01M25.699S" calcext:value-type="time">
            <text:p>00:01:25.699</text:p>
          </table:table-cell>
          <table:table-cell table:style-name="ce7" office:value-type="float" office:value="9982500" calcext:value-type="float">
            <text:p>9982500</text:p>
          </table:table-cell>
          <table:table-cell table:style-name="ce4" office:value-type="time" office:time-value="PT00H01M26.918S" calcext:value-type="time">
            <text:p>00:01:26.918</text:p>
          </table:table-cell>
          <table:table-cell table:style-name="ce7" office:value-type="float" office:value="9985500" calcext:value-type="float">
            <text:p>998550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1M53.742S" calcext:value-type="time">
            <text:p>00:01:53.742</text:p>
          </table:table-cell>
          <table:table-cell table:style-name="ce7" office:value-type="float" office:value="9989000" calcext:value-type="float">
            <text:p>9989000</text:p>
          </table:table-cell>
          <table:table-cell table:style-name="ce4" office:value-type="time" office:time-value="PT00H01M41.737S" calcext:value-type="time">
            <text:p>00:01:41.737</text:p>
          </table:table-cell>
          <table:table-cell table:style-name="ce7" office:value-type="float" office:value="9989500" calcext:value-type="float">
            <text:p>9989500</text:p>
          </table:table-cell>
          <table:table-cell table:style-name="ce4" office:value-type="time" office:time-value="PT00H01M43.038S" calcext:value-type="time">
            <text:p>00:01:43.038</text:p>
          </table:table-cell>
          <table:table-cell table:style-name="ce7" office:value-type="float" office:value="9987000" calcext:value-type="float">
            <text:p>9987000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20">
            <text:p>NO</text:p>
          </table:table-cell>
          <table:table-cell office:value-type="string" calcext:value-type="string" table:number-columns-spanned="1" table:number-rows-spanned="20">
            <text:p>diagonal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1" calcext:value-type="float" table:number-columns-spanned="1" table:number-rows-spanned="20">
            <text:p>1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7.174S" calcext:value-type="time">
            <text:p>00:01:17.174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0.469S" calcext:value-type="time">
            <text:p>00:01:10.469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07.903S" calcext:value-type="time">
            <text:p>00:01:07.903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9.497S" calcext:value-type="time">
            <text:p>00:01:19.49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2.776S" calcext:value-type="time">
            <text:p>00:01:12.77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8.083S" calcext:value-type="time">
            <text:p>00:01:18.083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9.673S" calcext:value-type="time">
            <text:p>00:01:19.67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3.73S" calcext:value-type="time">
            <text:p>00:01:13.730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2.851S" calcext:value-type="time">
            <text:p>00:01:12.851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3.348S" calcext:value-type="time">
            <text:p>00:01:23.34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7.377S" calcext:value-type="time">
            <text:p>00:01:17.37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6.441S" calcext:value-type="time">
            <text:p>00:01:16.441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5.836S" calcext:value-type="time">
            <text:p>00:01:15.83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9.657S" calcext:value-type="time">
            <text:p>00:01:19.65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1.556S" calcext:value-type="time">
            <text:p>00:01:21.556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5.422S" calcext:value-type="time">
            <text:p>00:01:15.42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5.323S" calcext:value-type="time">
            <text:p>00:01:15.32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6.613S" calcext:value-type="time">
            <text:p>00:01:16.613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5.744S" calcext:value-type="time">
            <text:p>00:01:15.744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5.882S" calcext:value-type="time">
            <text:p>00:01:15.88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16.663S" calcext:value-type="time">
            <text:p>00:01:16.663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9.934S" calcext:value-type="time">
            <text:p>00:01:19.934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0.039S" calcext:value-type="time">
            <text:p>00:01:20.039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0.467S" calcext:value-type="time">
            <text:p>00:01:20.467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3.806S" calcext:value-type="time">
            <text:p>00:01:23.80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1.727S" calcext:value-type="time">
            <text:p>00:01:21.72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4.748S" calcext:value-type="time">
            <text:p>00:01:24.748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23.127S" calcext:value-type="time">
            <text:p>00:01:23.12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2.658S" calcext:value-type="time">
            <text:p>00:01:22.65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3.252S" calcext:value-type="time">
            <text:p>00:01:23.252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4.277S" calcext:value-type="time">
            <text:p>00:01:24.27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8.022S" calcext:value-type="time">
            <text:p>00:01:28.02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6.741S" calcext:value-type="time">
            <text:p>00:01:26.741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30.523S" calcext:value-type="time">
            <text:p>00:01:30.52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0.506S" calcext:value-type="time">
            <text:p>00:01:30.50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0.501S" calcext:value-type="time">
            <text:p>00:01:30.501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7.071S" calcext:value-type="time">
            <text:p>00:01:27.07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7.672S" calcext:value-type="time">
            <text:p>00:01:27.67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7.601S" calcext:value-type="time">
            <text:p>00:01:27.601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37.377S" calcext:value-type="time">
            <text:p>00:01:37.37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9.04S" calcext:value-type="time">
            <text:p>00:01:29.040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1.026S" calcext:value-type="time">
            <text:p>00:01:31.026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37.667S" calcext:value-type="time">
            <text:p>00:01:37.66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8.715S" calcext:value-type="time">
            <text:p>00:01:38.715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9.065S" calcext:value-type="time">
            <text:p>00:01:39.065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42.982S" calcext:value-type="time">
            <text:p>00:01:42.98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45.51S" calcext:value-type="time">
            <text:p>00:01:45.510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45.312S" calcext:value-type="time">
            <text:p>00:01:45.312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31.291S" calcext:value-type="time">
            <text:p>00:01:31.29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6.051S" calcext:value-type="time">
            <text:p>00:01:36.05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21.806S" calcext:value-type="time">
            <text:p>00:01:21.806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32.761S" calcext:value-type="time">
            <text:p>00:01:32.76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6.059S" calcext:value-type="time">
            <text:p>00:01:36.059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3.451S" calcext:value-type="time">
            <text:p>00:01:33.451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58.626S" calcext:value-type="time">
            <text:p>00:01:58.62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54.544S" calcext:value-type="time">
            <text:p>00:01:54.544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1M38.025S" calcext:value-type="time">
            <text:p>00:01:38.025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2M20.241S" calcext:value-type="time">
            <text:p>00:02:20.24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2M21.001S" calcext:value-type="time">
            <text:p>00:02:21.00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ce4" office:value-type="time" office:time-value="PT00H02M09.079S" calcext:value-type="time">
            <text:p>00:02:09.079</text:p>
          </table:table-cell>
          <table:table-cell table:style-name="ce7" office:value-type="float" office:value="10000000" calcext:value-type="float">
            <text:p>10000000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20">
            <text:p>SI</text:p>
          </table:table-cell>
          <table:table-cell office:value-type="string" calcext:value-type="string" table:number-columns-spanned="1" table:number-rows-spanned="20">
            <text:p>diagonal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2" calcext:value-type="float" table:number-columns-spanned="1" table:number-rows-spanned="20">
            <text:p>2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5.749S" calcext:value-type="time">
            <text:p>00:01:15.749</text:p>
          </table:table-cell>
          <table:table-cell table:style-name="ce7" office:value-type="float" office:value="171057" calcext:value-type="float">
            <text:p>171057</text:p>
          </table:table-cell>
          <table:table-cell table:style-name="ce4" office:value-type="time" office:time-value="PT00H01M09.846S" calcext:value-type="time">
            <text:p>00:01:09.846</text:p>
          </table:table-cell>
          <table:table-cell table:style-name="ce11" office:value-type="float" office:value="171135" calcext:value-type="float">
            <text:p>171135</text:p>
          </table:table-cell>
          <table:table-cell table:style-name="ce4" office:value-type="time" office:time-value="PT00H01M09.038S" calcext:value-type="time">
            <text:p>00:01:09.038</text:p>
          </table:table-cell>
          <table:table-cell table:style-name="ce7" office:value-type="float" office:value="170837" calcext:value-type="float">
            <text:p>170837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5.107S" calcext:value-type="time">
            <text:p>00:01:15.107</text:p>
          </table:table-cell>
          <table:table-cell table:style-name="ce7" office:value-type="float" office:value="176985" calcext:value-type="float">
            <text:p>176985</text:p>
          </table:table-cell>
          <table:table-cell table:style-name="ce4" office:value-type="time" office:time-value="PT00H01M09.157S" calcext:value-type="time">
            <text:p>00:01:09.157</text:p>
          </table:table-cell>
          <table:table-cell table:style-name="ce7" office:value-type="float" office:value="176841" calcext:value-type="float">
            <text:p>176841</text:p>
          </table:table-cell>
          <table:table-cell table:style-name="ce4" office:value-type="time" office:time-value="PT00H01M09.508S" calcext:value-type="time">
            <text:p>00:01:09.508</text:p>
          </table:table-cell>
          <table:table-cell table:style-name="ce7" office:value-type="float" office:value="176838" calcext:value-type="float">
            <text:p>176838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5.255S" calcext:value-type="time">
            <text:p>00:01:15.255</text:p>
          </table:table-cell>
          <table:table-cell table:style-name="ce7" office:value-type="float" office:value="182632" calcext:value-type="float">
            <text:p>182632</text:p>
          </table:table-cell>
          <table:table-cell table:style-name="ce4" office:value-type="time" office:time-value="PT00H01M09.227S" calcext:value-type="time">
            <text:p>00:01:09.227</text:p>
          </table:table-cell>
          <table:table-cell table:style-name="ce7" office:value-type="float" office:value="183083" calcext:value-type="float">
            <text:p>183083</text:p>
          </table:table-cell>
          <table:table-cell table:style-name="ce4" office:value-type="time" office:time-value="PT00H01M09.158S" calcext:value-type="time">
            <text:p>00:01:09.158</text:p>
          </table:table-cell>
          <table:table-cell table:style-name="ce7" office:value-type="float" office:value="183052" calcext:value-type="float">
            <text:p>183052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5.904S" calcext:value-type="time">
            <text:p>00:01:15.904</text:p>
          </table:table-cell>
          <table:table-cell table:style-name="ce7" office:value-type="float" office:value="183599" calcext:value-type="float">
            <text:p>183599</text:p>
          </table:table-cell>
          <table:table-cell table:style-name="ce4" office:value-type="time" office:time-value="PT00H01M10.115S" calcext:value-type="time">
            <text:p>00:01:10.115</text:p>
          </table:table-cell>
          <table:table-cell table:style-name="ce7" office:value-type="float" office:value="183430" calcext:value-type="float">
            <text:p>183430</text:p>
          </table:table-cell>
          <table:table-cell table:style-name="ce4" office:value-type="time" office:time-value="PT00H01M09.471S" calcext:value-type="time">
            <text:p>00:01:09.471</text:p>
          </table:table-cell>
          <table:table-cell table:style-name="ce7" office:value-type="float" office:value="183582" calcext:value-type="float">
            <text:p>183582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09.059S" calcext:value-type="time">
            <text:p>00:01:09.059</text:p>
          </table:table-cell>
          <table:table-cell table:style-name="ce7" office:value-type="float" office:value="367152" calcext:value-type="float">
            <text:p>367152</text:p>
          </table:table-cell>
          <table:table-cell table:style-name="ce4" office:value-type="time" office:time-value="PT00H01M09.976S" calcext:value-type="time">
            <text:p>00:01:09.976</text:p>
          </table:table-cell>
          <table:table-cell table:style-name="ce7" office:value-type="float" office:value="366930" calcext:value-type="float">
            <text:p>366930</text:p>
          </table:table-cell>
          <table:table-cell table:style-name="ce4" office:value-type="time" office:time-value="PT00H01M10.307S" calcext:value-type="time">
            <text:p>00:01:10.307</text:p>
          </table:table-cell>
          <table:table-cell table:style-name="ce7" office:value-type="float" office:value="365583" calcext:value-type="float">
            <text:p>365583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09.815S" calcext:value-type="time">
            <text:p>00:01:09.815</text:p>
          </table:table-cell>
          <table:table-cell table:style-name="ce7" office:value-type="float" office:value="382908" calcext:value-type="float">
            <text:p>382908</text:p>
          </table:table-cell>
          <table:table-cell table:style-name="ce4" office:value-type="time" office:time-value="PT00H01M10.459S" calcext:value-type="time">
            <text:p>00:01:10.459</text:p>
          </table:table-cell>
          <table:table-cell table:style-name="ce7" office:value-type="float" office:value="382815" calcext:value-type="float">
            <text:p>382815</text:p>
          </table:table-cell>
          <table:table-cell table:style-name="ce4" office:value-type="time" office:time-value="PT00H01M10.966S" calcext:value-type="time">
            <text:p>00:01:10.966</text:p>
          </table:table-cell>
          <table:table-cell table:style-name="ce7" office:value-type="float" office:value="382294" calcext:value-type="float">
            <text:p>382294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0.415S" calcext:value-type="time">
            <text:p>00:01:10.415</text:p>
          </table:table-cell>
          <table:table-cell table:style-name="ce7" office:value-type="float" office:value="383992" calcext:value-type="float">
            <text:p>383992</text:p>
          </table:table-cell>
          <table:table-cell table:style-name="ce4" office:value-type="time" office:time-value="PT00H01M11.201S" calcext:value-type="time">
            <text:p>00:01:11.201</text:p>
          </table:table-cell>
          <table:table-cell table:style-name="ce7" office:value-type="float" office:value="384174" calcext:value-type="float">
            <text:p>384174</text:p>
          </table:table-cell>
          <table:table-cell table:style-name="ce4" office:value-type="time" office:time-value="PT00H01M11.411S" calcext:value-type="time">
            <text:p>00:01:11.411</text:p>
          </table:table-cell>
          <table:table-cell table:style-name="ce7" office:value-type="float" office:value="383480" calcext:value-type="float">
            <text:p>38348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1.026S" calcext:value-type="time">
            <text:p>00:01:11.026</text:p>
          </table:table-cell>
          <table:table-cell table:style-name="ce7" office:value-type="float" office:value="381335" calcext:value-type="float">
            <text:p>381335</text:p>
          </table:table-cell>
          <table:table-cell table:style-name="ce4" office:value-type="time" office:time-value="PT00H01M11.14S" calcext:value-type="time">
            <text:p>00:01:11.140</text:p>
          </table:table-cell>
          <table:table-cell table:style-name="ce7" office:value-type="float" office:value="380704" calcext:value-type="float">
            <text:p>380704</text:p>
          </table:table-cell>
          <table:table-cell table:style-name="ce4" office:value-type="time" office:time-value="PT00H01M10.729S" calcext:value-type="time">
            <text:p>00:01:10.729</text:p>
          </table:table-cell>
          <table:table-cell table:style-name="ce7" office:value-type="float" office:value="380312" calcext:value-type="float">
            <text:p>380312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2.008S" calcext:value-type="time">
            <text:p>00:01:12.008</text:p>
          </table:table-cell>
          <table:table-cell table:style-name="ce7" office:value-type="float" office:value="1124641" calcext:value-type="float">
            <text:p>1124641</text:p>
          </table:table-cell>
          <table:table-cell table:style-name="ce4" office:value-type="time" office:time-value="PT00H01M11.441S" calcext:value-type="time">
            <text:p>00:01:11.441</text:p>
          </table:table-cell>
          <table:table-cell table:style-name="ce7" office:value-type="float" office:value="1125623" calcext:value-type="float">
            <text:p>1125623</text:p>
          </table:table-cell>
          <table:table-cell table:style-name="ce4" office:value-type="time" office:time-value="PT00H01M11.706S" calcext:value-type="time">
            <text:p>00:01:11.706</text:p>
          </table:table-cell>
          <table:table-cell table:style-name="ce7" office:value-type="float" office:value="1124484" calcext:value-type="float">
            <text:p>1124484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2.732S" calcext:value-type="time">
            <text:p>00:01:12.732</text:p>
          </table:table-cell>
          <table:table-cell table:style-name="ce7" office:value-type="float" office:value="1202576" calcext:value-type="float">
            <text:p>1202576</text:p>
          </table:table-cell>
          <table:table-cell table:style-name="ce4" office:value-type="time" office:time-value="PT00H01M13.511S" calcext:value-type="time">
            <text:p>00:01:13.511</text:p>
          </table:table-cell>
          <table:table-cell table:style-name="ce7" office:value-type="float" office:value="1204572" calcext:value-type="float">
            <text:p>1204572</text:p>
          </table:table-cell>
          <table:table-cell table:style-name="ce4" office:value-type="time" office:time-value="PT00H01M13.006S" calcext:value-type="time">
            <text:p>00:01:13.006</text:p>
          </table:table-cell>
          <table:table-cell table:style-name="ce7" office:value-type="float" office:value="1205665" calcext:value-type="float">
            <text:p>1205665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5.231S" calcext:value-type="time">
            <text:p>00:01:15.231</text:p>
          </table:table-cell>
          <table:table-cell table:style-name="ce7" office:value-type="float" office:value="1242608" calcext:value-type="float">
            <text:p>1242608</text:p>
          </table:table-cell>
          <table:table-cell table:style-name="ce4" office:value-type="time" office:time-value="PT00H01M10.764S" calcext:value-type="time">
            <text:p>00:01:10.764</text:p>
          </table:table-cell>
          <table:table-cell table:style-name="ce7" office:value-type="float" office:value="1244871" calcext:value-type="float">
            <text:p>1244871</text:p>
          </table:table-cell>
          <table:table-cell table:style-name="ce4" office:value-type="time" office:time-value="PT00H01M13.541S" calcext:value-type="time">
            <text:p>00:01:13.541</text:p>
          </table:table-cell>
          <table:table-cell table:style-name="ce7" office:value-type="float" office:value="1247095" calcext:value-type="float">
            <text:p>1247095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2.181S" calcext:value-type="time">
            <text:p>00:01:12.181</text:p>
          </table:table-cell>
          <table:table-cell table:style-name="ce7" office:value-type="float" office:value="1259343" calcext:value-type="float">
            <text:p>1259343</text:p>
          </table:table-cell>
          <table:table-cell table:style-name="ce4" office:value-type="time" office:time-value="PT00H01M15.269S" calcext:value-type="time">
            <text:p>00:01:15.269</text:p>
          </table:table-cell>
          <table:table-cell table:style-name="ce7" office:value-type="float" office:value="1259643" calcext:value-type="float">
            <text:p>1259643</text:p>
          </table:table-cell>
          <table:table-cell table:style-name="ce4" office:value-type="time" office:time-value="PT00H01M14.624S" calcext:value-type="time">
            <text:p>00:01:14.624</text:p>
          </table:table-cell>
          <table:table-cell table:style-name="ce7" office:value-type="float" office:value="1260343" calcext:value-type="float">
            <text:p>1260343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2.197S" calcext:value-type="time">
            <text:p>00:01:12.197</text:p>
          </table:table-cell>
          <table:table-cell table:style-name="ce7" office:value-type="float" office:value="1868677" calcext:value-type="float">
            <text:p>1868677</text:p>
          </table:table-cell>
          <table:table-cell table:style-name="ce4" office:value-type="time" office:time-value="PT00H01M12.155S" calcext:value-type="time">
            <text:p>00:01:12.155</text:p>
          </table:table-cell>
          <table:table-cell table:style-name="ce7" office:value-type="float" office:value="1868960" calcext:value-type="float">
            <text:p>1868960</text:p>
          </table:table-cell>
          <table:table-cell table:style-name="ce4" office:value-type="time" office:time-value="PT00H01M12.169S" calcext:value-type="time">
            <text:p>00:01:12.169</text:p>
          </table:table-cell>
          <table:table-cell table:style-name="ce7" office:value-type="float" office:value="1868711" calcext:value-type="float">
            <text:p>1868711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7.343S" calcext:value-type="time">
            <text:p>00:01:17.343</text:p>
          </table:table-cell>
          <table:table-cell table:style-name="ce7" office:value-type="float" office:value="2070232" calcext:value-type="float">
            <text:p>2070232</text:p>
          </table:table-cell>
          <table:table-cell table:style-name="ce4" office:value-type="time" office:time-value="PT00H01M20.004S" calcext:value-type="time">
            <text:p>00:01:20.004</text:p>
          </table:table-cell>
          <table:table-cell table:style-name="ce7" office:value-type="float" office:value="2065090" calcext:value-type="float">
            <text:p>2065090</text:p>
          </table:table-cell>
          <table:table-cell table:style-name="ce4" office:value-type="time" office:time-value="PT00H01M20.82S" calcext:value-type="time">
            <text:p>00:01:20.820</text:p>
          </table:table-cell>
          <table:table-cell table:style-name="ce7" office:value-type="float" office:value="2068376" calcext:value-type="float">
            <text:p>2068376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9.497S" calcext:value-type="time">
            <text:p>00:01:19.497</text:p>
          </table:table-cell>
          <table:table-cell table:style-name="ce7" office:value-type="float" office:value="2211176" calcext:value-type="float">
            <text:p>2211176</text:p>
          </table:table-cell>
          <table:table-cell table:style-name="ce4" office:value-type="time" office:time-value="PT00H01M21.228S" calcext:value-type="time">
            <text:p>00:01:21.228</text:p>
          </table:table-cell>
          <table:table-cell table:style-name="ce7" office:value-type="float" office:value="2216688" calcext:value-type="float">
            <text:p>2216688</text:p>
          </table:table-cell>
          <table:table-cell table:style-name="ce4" office:value-type="time" office:time-value="PT00H01M21.841S" calcext:value-type="time">
            <text:p>00:01:21.841</text:p>
          </table:table-cell>
          <table:table-cell table:style-name="ce7" office:value-type="float" office:value="2209036" calcext:value-type="float">
            <text:p>2209036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1.778S" calcext:value-type="time">
            <text:p>00:01:21.778</text:p>
          </table:table-cell>
          <table:table-cell table:style-name="ce7" office:value-type="float" office:value="2359783" calcext:value-type="float">
            <text:p>2359783</text:p>
          </table:table-cell>
          <table:table-cell table:style-name="ce4" office:value-type="time" office:time-value="PT00H01M21.728S" calcext:value-type="time">
            <text:p>00:01:21.728</text:p>
          </table:table-cell>
          <table:table-cell table:style-name="ce7" office:value-type="float" office:value="2360471" calcext:value-type="float">
            <text:p>2360471</text:p>
          </table:table-cell>
          <table:table-cell table:style-name="ce4" office:value-type="time" office:time-value="PT00H01M23.75S" calcext:value-type="time">
            <text:p>00:01:23.750</text:p>
          </table:table-cell>
          <table:table-cell table:style-name="ce7" office:value-type="float" office:value="2362741" calcext:value-type="float">
            <text:p>2362741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5.906S" calcext:value-type="time">
            <text:p>00:01:15.906</text:p>
          </table:table-cell>
          <table:table-cell table:style-name="ce7" office:value-type="float" office:value="2721406" calcext:value-type="float">
            <text:p>2721406</text:p>
          </table:table-cell>
          <table:table-cell table:style-name="ce4" office:value-type="time" office:time-value="PT00H01M14.357S" calcext:value-type="time">
            <text:p>00:01:14.357</text:p>
          </table:table-cell>
          <table:table-cell table:style-name="ce7" office:value-type="float" office:value="2730288" calcext:value-type="float">
            <text:p>2730288</text:p>
          </table:table-cell>
          <table:table-cell table:style-name="ce4" office:value-type="time" office:time-value="PT00H01M14.364S" calcext:value-type="time">
            <text:p>00:01:14.364</text:p>
          </table:table-cell>
          <table:table-cell table:style-name="ce7" office:value-type="float" office:value="2728380" calcext:value-type="float">
            <text:p>272838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35.3S" calcext:value-type="time">
            <text:p>00:01:35.300</text:p>
          </table:table-cell>
          <table:table-cell table:style-name="ce7" office:value-type="float" office:value="3279238" calcext:value-type="float">
            <text:p>3279238</text:p>
          </table:table-cell>
          <table:table-cell table:style-name="ce4" office:value-type="time" office:time-value="PT00H01M21.595S" calcext:value-type="time">
            <text:p>00:01:21.595</text:p>
          </table:table-cell>
          <table:table-cell table:style-name="ce7" office:value-type="float" office:value="3280436" calcext:value-type="float">
            <text:p>3280436</text:p>
          </table:table-cell>
          <table:table-cell table:style-name="ce4" office:value-type="time" office:time-value="PT00H01M20.01S" calcext:value-type="time">
            <text:p>00:01:20.010</text:p>
          </table:table-cell>
          <table:table-cell table:style-name="ce7" office:value-type="float" office:value="3285907" calcext:value-type="float">
            <text:p>3285907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36.512S" calcext:value-type="time">
            <text:p>00:01:36.512</text:p>
          </table:table-cell>
          <table:table-cell table:style-name="ce7" office:value-type="float" office:value="3932684" calcext:value-type="float">
            <text:p>3932684</text:p>
          </table:table-cell>
          <table:table-cell table:style-name="ce4" office:value-type="time" office:time-value="PT00H01M26.563S" calcext:value-type="time">
            <text:p>00:01:26.563</text:p>
          </table:table-cell>
          <table:table-cell table:style-name="ce7" office:value-type="float" office:value="3927947" calcext:value-type="float">
            <text:p>3927947</text:p>
          </table:table-cell>
          <table:table-cell table:style-name="ce4" office:value-type="time" office:time-value="PT00H01M27.901S" calcext:value-type="time">
            <text:p>00:01:27.901</text:p>
          </table:table-cell>
          <table:table-cell table:style-name="ce7" office:value-type="float" office:value="3927689" calcext:value-type="float">
            <text:p>3927689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2M03.553S" calcext:value-type="time">
            <text:p>00:02:03.553</text:p>
          </table:table-cell>
          <table:table-cell table:style-name="ce7" office:value-type="float" office:value="5604735" calcext:value-type="float">
            <text:p>5604735</text:p>
          </table:table-cell>
          <table:table-cell table:style-name="ce4" office:value-type="time" office:time-value="PT00H01M51.085S" calcext:value-type="time">
            <text:p>00:01:51.085</text:p>
          </table:table-cell>
          <table:table-cell table:style-name="ce7" office:value-type="float" office:value="5589035" calcext:value-type="float">
            <text:p>5589035</text:p>
          </table:table-cell>
          <table:table-cell table:style-name="ce4" office:value-type="time" office:time-value="PT00H01M50.964S" calcext:value-type="time">
            <text:p>00:01:50.964</text:p>
          </table:table-cell>
          <table:table-cell table:style-name="ce7" office:value-type="float" office:value="5595118" calcext:value-type="float">
            <text:p>5595118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20">
            <text:p>SI</text:p>
          </table:table-cell>
          <table:table-cell office:value-type="string" calcext:value-type="string" table:number-columns-spanned="1" table:number-rows-spanned="20">
            <text:p>diagonal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1" calcext:value-type="float" table:number-columns-spanned="1" table:number-rows-spanned="20">
            <text:p>1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6.354S" calcext:value-type="time">
            <text:p>00:01:16.354</text:p>
          </table:table-cell>
          <table:table-cell table:style-name="ce7" office:value-type="float" office:value="103980" calcext:value-type="float">
            <text:p>103980</text:p>
          </table:table-cell>
          <table:table-cell table:style-name="ce4" office:value-type="time" office:time-value="PT00H01M09.737S" calcext:value-type="time">
            <text:p>00:01:09.737</text:p>
          </table:table-cell>
          <table:table-cell table:style-name="ce7" office:value-type="float" office:value="103980" calcext:value-type="float">
            <text:p>103980</text:p>
          </table:table-cell>
          <table:table-cell table:style-name="ce4" office:value-type="time" office:time-value="PT00H01M08.873S" calcext:value-type="time">
            <text:p>00:01:08.873</text:p>
          </table:table-cell>
          <table:table-cell table:style-name="ce7" office:value-type="float" office:value="103980" calcext:value-type="float">
            <text:p>10398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8.309S" calcext:value-type="time">
            <text:p>00:01:18.309</text:p>
          </table:table-cell>
          <table:table-cell table:style-name="ce7" office:value-type="float" office:value="108940" calcext:value-type="float">
            <text:p>108940</text:p>
          </table:table-cell>
          <table:table-cell table:style-name="ce4" office:value-type="time" office:time-value="PT00H01M13.87S" calcext:value-type="time">
            <text:p>00:01:13.870</text:p>
          </table:table-cell>
          <table:table-cell table:style-name="ce7" office:value-type="float" office:value="108940" calcext:value-type="float">
            <text:p>108940</text:p>
          </table:table-cell>
          <table:table-cell table:style-name="ce4" office:value-type="time" office:time-value="PT00H01M10.887S" calcext:value-type="time">
            <text:p>00:01:10.887</text:p>
          </table:table-cell>
          <table:table-cell table:style-name="ce7" office:value-type="float" office:value="108940" calcext:value-type="float">
            <text:p>10894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2.356S" calcext:value-type="time">
            <text:p>00:01:12.356</text:p>
          </table:table-cell>
          <table:table-cell table:style-name="ce7" office:value-type="float" office:value="109780" calcext:value-type="float">
            <text:p>109780</text:p>
          </table:table-cell>
          <table:table-cell table:style-name="ce4" office:value-type="time" office:time-value="PT00H01M06.968S" calcext:value-type="time">
            <text:p>00:01:06.968</text:p>
          </table:table-cell>
          <table:table-cell table:style-name="ce7" office:value-type="float" office:value="109780" calcext:value-type="float">
            <text:p>109780</text:p>
          </table:table-cell>
          <table:table-cell table:style-name="ce4" office:value-type="time" office:time-value="PT00H01M05.718S" calcext:value-type="time">
            <text:p>00:01:05.718</text:p>
          </table:table-cell>
          <table:table-cell table:style-name="ce7" office:value-type="float" office:value="109780" calcext:value-type="float">
            <text:p>10978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5.723S" calcext:value-type="time">
            <text:p>00:01:15.723</text:p>
          </table:table-cell>
          <table:table-cell table:style-name="ce7" office:value-type="float" office:value="111600" calcext:value-type="float">
            <text:p>111600</text:p>
          </table:table-cell>
          <table:table-cell table:style-name="ce4" office:value-type="time" office:time-value="PT00H01M10.221S" calcext:value-type="time">
            <text:p>00:01:10.221</text:p>
          </table:table-cell>
          <table:table-cell table:style-name="ce7" office:value-type="float" office:value="111600" calcext:value-type="float">
            <text:p>111600</text:p>
          </table:table-cell>
          <table:table-cell table:style-name="ce4" office:value-type="time" office:time-value="PT00H01M08.887S" calcext:value-type="time">
            <text:p>00:01:08.887</text:p>
          </table:table-cell>
          <table:table-cell table:style-name="ce7" office:value-type="float" office:value="111600" calcext:value-type="float">
            <text:p>11160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0.156S" calcext:value-type="time">
            <text:p>00:01:10.156</text:p>
          </table:table-cell>
          <table:table-cell table:style-name="ce7" office:value-type="float" office:value="206290" calcext:value-type="float">
            <text:p>206290</text:p>
          </table:table-cell>
          <table:table-cell table:style-name="ce4" office:value-type="time" office:time-value="PT00H01M10.453S" calcext:value-type="time">
            <text:p>00:01:10.453</text:p>
          </table:table-cell>
          <table:table-cell table:style-name="ce7" office:value-type="float" office:value="206290" calcext:value-type="float">
            <text:p>206290</text:p>
          </table:table-cell>
          <table:table-cell table:style-name="ce4" office:value-type="time" office:time-value="PT00H01M10.884S" calcext:value-type="time">
            <text:p>00:01:10.884</text:p>
          </table:table-cell>
          <table:table-cell table:style-name="ce7" office:value-type="float" office:value="206290" calcext:value-type="float">
            <text:p>20629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2.045S" calcext:value-type="time">
            <text:p>00:01:12.045</text:p>
          </table:table-cell>
          <table:table-cell table:style-name="ce7" office:value-type="float" office:value="213620" calcext:value-type="float">
            <text:p>213620</text:p>
          </table:table-cell>
          <table:table-cell table:style-name="ce4" office:value-type="time" office:time-value="PT00H01M13.537S" calcext:value-type="time">
            <text:p>00:01:13.537</text:p>
          </table:table-cell>
          <table:table-cell table:style-name="ce7" office:value-type="float" office:value="213620" calcext:value-type="float">
            <text:p>213620</text:p>
          </table:table-cell>
          <table:table-cell table:style-name="ce4" office:value-type="time" office:time-value="PT00H01M11.722S" calcext:value-type="time">
            <text:p>00:01:11.722</text:p>
          </table:table-cell>
          <table:table-cell table:style-name="ce7" office:value-type="float" office:value="213620" calcext:value-type="float">
            <text:p>21362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1.295S" calcext:value-type="time">
            <text:p>00:01:11.295</text:p>
          </table:table-cell>
          <table:table-cell table:style-name="ce7" office:value-type="float" office:value="213280" calcext:value-type="float">
            <text:p>213280</text:p>
          </table:table-cell>
          <table:table-cell table:style-name="ce4" office:value-type="time" office:time-value="PT00H01M07.656S" calcext:value-type="time">
            <text:p>00:01:07.656</text:p>
          </table:table-cell>
          <table:table-cell table:style-name="ce7" office:value-type="float" office:value="213280" calcext:value-type="float">
            <text:p>213280</text:p>
          </table:table-cell>
          <table:table-cell table:style-name="ce4" office:value-type="time" office:time-value="PT00H01M07.77S" calcext:value-type="time">
            <text:p>00:01:07.770</text:p>
          </table:table-cell>
          <table:table-cell table:style-name="ce7" office:value-type="float" office:value="213280" calcext:value-type="float">
            <text:p>21328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09.113S" calcext:value-type="time">
            <text:p>00:01:09.113</text:p>
          </table:table-cell>
          <table:table-cell table:style-name="ce7" office:value-type="float" office:value="214370" calcext:value-type="float">
            <text:p>214370</text:p>
          </table:table-cell>
          <table:table-cell table:style-name="ce4" office:value-type="time" office:time-value="PT00H01M09.647S" calcext:value-type="time">
            <text:p>00:01:09.647</text:p>
          </table:table-cell>
          <table:table-cell table:style-name="ce7" office:value-type="float" office:value="214370" calcext:value-type="float">
            <text:p>214370</text:p>
          </table:table-cell>
          <table:table-cell table:style-name="ce4" office:value-type="time" office:time-value="PT00H01M10.783S" calcext:value-type="time">
            <text:p>00:01:10.783</text:p>
          </table:table-cell>
          <table:table-cell table:style-name="ce7" office:value-type="float" office:value="214370" calcext:value-type="float">
            <text:p>21437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2.253S" calcext:value-type="time">
            <text:p>00:01:12.253</text:p>
          </table:table-cell>
          <table:table-cell table:style-name="ce7" office:value-type="float" office:value="622380" calcext:value-type="float">
            <text:p>622380</text:p>
          </table:table-cell>
          <table:table-cell table:style-name="ce4" office:value-type="time" office:time-value="PT00H01M12.284S" calcext:value-type="time">
            <text:p>00:01:12.284</text:p>
          </table:table-cell>
          <table:table-cell table:style-name="ce7" office:value-type="float" office:value="622380" calcext:value-type="float">
            <text:p>622380</text:p>
          </table:table-cell>
          <table:table-cell table:style-name="ce4" office:value-type="time" office:time-value="PT00H01M15.223S" calcext:value-type="time">
            <text:p>00:01:15.223</text:p>
          </table:table-cell>
          <table:table-cell table:style-name="ce7" office:value-type="float" office:value="622380" calcext:value-type="float">
            <text:p>62238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3.77S" calcext:value-type="time">
            <text:p>00:01:13.770</text:p>
          </table:table-cell>
          <table:table-cell table:style-name="ce7" office:value-type="float" office:value="650270" calcext:value-type="float">
            <text:p>650270</text:p>
          </table:table-cell>
          <table:table-cell table:style-name="ce4" office:value-type="time" office:time-value="PT00H01M12.463S" calcext:value-type="time">
            <text:p>00:01:12.463</text:p>
          </table:table-cell>
          <table:table-cell table:style-name="ce7" office:value-type="float" office:value="650270" calcext:value-type="float">
            <text:p>650270</text:p>
          </table:table-cell>
          <table:table-cell table:style-name="ce4" office:value-type="time" office:time-value="PT00H01M12.681S" calcext:value-type="time">
            <text:p>00:01:12.681</text:p>
          </table:table-cell>
          <table:table-cell table:style-name="ce7" office:value-type="float" office:value="650270" calcext:value-type="float">
            <text:p>65027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08.934S" calcext:value-type="time">
            <text:p>00:01:08.934</text:p>
          </table:table-cell>
          <table:table-cell table:style-name="ce7" office:value-type="float" office:value="653010" calcext:value-type="float">
            <text:p>653010</text:p>
          </table:table-cell>
          <table:table-cell table:style-name="ce4" office:value-type="time" office:time-value="PT00H01M08.599S" calcext:value-type="time">
            <text:p>00:01:08.599</text:p>
          </table:table-cell>
          <table:table-cell table:style-name="ce7" office:value-type="float" office:value="653010" calcext:value-type="float">
            <text:p>653010</text:p>
          </table:table-cell>
          <table:table-cell table:style-name="ce4" office:value-type="time" office:time-value="PT00H01M08.823S" calcext:value-type="time">
            <text:p>00:01:08.823</text:p>
          </table:table-cell>
          <table:table-cell table:style-name="ce7" office:value-type="float" office:value="653010" calcext:value-type="float">
            <text:p>65301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2.2S" calcext:value-type="time">
            <text:p>00:01:12.200</text:p>
          </table:table-cell>
          <table:table-cell table:style-name="ce7" office:value-type="float" office:value="653610" calcext:value-type="float">
            <text:p>653610</text:p>
          </table:table-cell>
          <table:table-cell table:style-name="ce4" office:value-type="time" office:time-value="PT00H01M12.717S" calcext:value-type="time">
            <text:p>00:01:12.717</text:p>
          </table:table-cell>
          <table:table-cell table:style-name="ce7" office:value-type="float" office:value="653610" calcext:value-type="float">
            <text:p>653610</text:p>
          </table:table-cell>
          <table:table-cell table:style-name="ce4" office:value-type="time" office:time-value="PT00H01M12.195S" calcext:value-type="time">
            <text:p>00:01:12.195</text:p>
          </table:table-cell>
          <table:table-cell table:style-name="ce7" office:value-type="float" office:value="653610" calcext:value-type="float">
            <text:p>65361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3.579S" calcext:value-type="time">
            <text:p>00:01:13.579</text:p>
          </table:table-cell>
          <table:table-cell table:style-name="ce7" office:value-type="float" office:value="1088370" calcext:value-type="float">
            <text:p>1088370</text:p>
          </table:table-cell>
          <table:table-cell table:style-name="ce4" office:value-type="time" office:time-value="PT00H01M14.684S" calcext:value-type="time">
            <text:p>00:01:14.684</text:p>
          </table:table-cell>
          <table:table-cell table:style-name="ce7" office:value-type="float" office:value="1088370" calcext:value-type="float">
            <text:p>1088370</text:p>
          </table:table-cell>
          <table:table-cell table:style-name="ce4" office:value-type="time" office:time-value="PT00H01M14.775S" calcext:value-type="time">
            <text:p>00:01:14.775</text:p>
          </table:table-cell>
          <table:table-cell table:style-name="ce7" office:value-type="float" office:value="1088370" calcext:value-type="float">
            <text:p>108837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5.982S" calcext:value-type="time">
            <text:p>00:01:15.982</text:p>
          </table:table-cell>
          <table:table-cell table:style-name="ce7" office:value-type="float" office:value="1161510" calcext:value-type="float">
            <text:p>1161510</text:p>
          </table:table-cell>
          <table:table-cell table:style-name="ce4" office:value-type="time" office:time-value="PT00H01M15.222S" calcext:value-type="time">
            <text:p>00:01:15.222</text:p>
          </table:table-cell>
          <table:table-cell table:style-name="ce7" office:value-type="float" office:value="1161510" calcext:value-type="float">
            <text:p>1161510</text:p>
          </table:table-cell>
          <table:table-cell table:style-name="ce4" office:value-type="time" office:time-value="PT00H01M16.123S" calcext:value-type="time">
            <text:p>00:01:16.123</text:p>
          </table:table-cell>
          <table:table-cell table:style-name="ce7" office:value-type="float" office:value="1161510" calcext:value-type="float">
            <text:p>116151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2.59S" calcext:value-type="time">
            <text:p>00:01:12.590</text:p>
          </table:table-cell>
          <table:table-cell table:style-name="ce7" office:value-type="float" office:value="1195700" calcext:value-type="float">
            <text:p>1195700</text:p>
          </table:table-cell>
          <table:table-cell table:style-name="ce4" office:value-type="time" office:time-value="PT00H01M13.536S" calcext:value-type="time">
            <text:p>00:01:13.536</text:p>
          </table:table-cell>
          <table:table-cell table:style-name="ce7" office:value-type="float" office:value="1195700" calcext:value-type="float">
            <text:p>1195700</text:p>
          </table:table-cell>
          <table:table-cell table:style-name="ce4" office:value-type="time" office:time-value="PT00H01M13.536S" calcext:value-type="time">
            <text:p>00:01:13.536</text:p>
          </table:table-cell>
          <table:table-cell table:style-name="ce7" office:value-type="float" office:value="1195700" calcext:value-type="float">
            <text:p>1195700</text:p>
          </table:table-cell>
          <table:covered-table-cell table:number-columns-repeated="3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5.309S" calcext:value-type="time">
            <text:p>00:01:15.309</text:p>
          </table:table-cell>
          <table:table-cell table:style-name="ce7" office:value-type="float" office:value="1214440" calcext:value-type="float">
            <text:p>1214440</text:p>
          </table:table-cell>
          <table:table-cell table:style-name="ce4" office:value-type="time" office:time-value="PT00H01M17.173S" calcext:value-type="time">
            <text:p>00:01:17.173</text:p>
          </table:table-cell>
          <table:table-cell table:style-name="ce7" office:value-type="float" office:value="1214440" calcext:value-type="float">
            <text:p>1214440</text:p>
          </table:table-cell>
          <table:table-cell table:style-name="ce4" office:value-type="time" office:time-value="PT00H01M17.929S" calcext:value-type="time">
            <text:p>00:01:17.929</text:p>
          </table:table-cell>
          <table:table-cell table:style-name="ce7" office:value-type="float" office:value="1214440" calcext:value-type="float">
            <text:p>1214440</text:p>
          </table:table-cell>
          <table:covered-table-cell table:number-columns-repeated="3"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9.241S" calcext:value-type="time">
            <text:p>00:01:19.241</text:p>
          </table:table-cell>
          <table:table-cell table:style-name="ce7" office:value-type="float" office:value="2716020" calcext:value-type="float">
            <text:p>2716020</text:p>
          </table:table-cell>
          <table:table-cell table:style-name="ce4" office:value-type="time" office:time-value="PT00H01M20.203S" calcext:value-type="time">
            <text:p>00:01:20.203</text:p>
          </table:table-cell>
          <table:table-cell table:style-name="ce7" office:value-type="float" office:value="2716020" calcext:value-type="float">
            <text:p>2716020</text:p>
          </table:table-cell>
          <table:table-cell table:style-name="ce4" office:value-type="time" office:time-value="PT00H01M09.032S" calcext:value-type="time">
            <text:p>00:01:09.032</text:p>
          </table:table-cell>
          <table:table-cell table:style-name="ce7" office:value-type="float" office:value="2716020" calcext:value-type="float">
            <text:p>271602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29.662S" calcext:value-type="time">
            <text:p>00:01:29.662</text:p>
          </table:table-cell>
          <table:table-cell table:style-name="ce7" office:value-type="float" office:value="3268950" calcext:value-type="float">
            <text:p>3268950</text:p>
          </table:table-cell>
          <table:table-cell table:style-name="ce4" office:value-type="time" office:time-value="PT00H01M30.387S" calcext:value-type="time">
            <text:p>00:01:30.387</text:p>
          </table:table-cell>
          <table:table-cell table:style-name="ce7" office:value-type="float" office:value="3268950" calcext:value-type="float">
            <text:p>3268950</text:p>
          </table:table-cell>
          <table:table-cell table:style-name="ce4" office:value-type="time" office:time-value="PT00H01M20.492S" calcext:value-type="time">
            <text:p>00:01:20.492</text:p>
          </table:table-cell>
          <table:table-cell table:style-name="ce7" office:value-type="float" office:value="3268950" calcext:value-type="float">
            <text:p>326895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35.107S" calcext:value-type="time">
            <text:p>00:01:35.107</text:p>
          </table:table-cell>
          <table:table-cell table:style-name="ce7" office:value-type="float" office:value="3913670" calcext:value-type="float">
            <text:p>3913670</text:p>
          </table:table-cell>
          <table:table-cell table:style-name="ce4" office:value-type="time" office:time-value="PT00H01M36.035S" calcext:value-type="time">
            <text:p>00:01:36.035</text:p>
          </table:table-cell>
          <table:table-cell table:style-name="ce7" office:value-type="float" office:value="3913670" calcext:value-type="float">
            <text:p>3913670</text:p>
          </table:table-cell>
          <table:table-cell table:style-name="ce4" office:value-type="time" office:time-value="PT00H01M24.514S" calcext:value-type="time">
            <text:p>00:01:24.514</text:p>
          </table:table-cell>
          <table:table-cell table:style-name="ce7" office:value-type="float" office:value="3913670" calcext:value-type="float">
            <text:p>3913670</text:p>
          </table:table-cell>
          <table:covered-table-cell table:number-columns-repeated="3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2M07.229S" calcext:value-type="time">
            <text:p>00:02:07.229</text:p>
          </table:table-cell>
          <table:table-cell table:style-name="ce7" office:value-type="float" office:value="5580730" calcext:value-type="float">
            <text:p>5580730</text:p>
          </table:table-cell>
          <table:table-cell table:style-name="ce4" office:value-type="time" office:time-value="PT00H02M16.594S" calcext:value-type="time">
            <text:p>00:02:16.594</text:p>
          </table:table-cell>
          <table:table-cell table:style-name="ce7" office:value-type="float" office:value="5580730" calcext:value-type="float">
            <text:p>5580730</text:p>
          </table:table-cell>
          <table:table-cell table:style-name="ce4" office:value-type="time" office:time-value="PT00H01M57.85S" calcext:value-type="time">
            <text:p>00:01:57.850</text:p>
          </table:table-cell>
          <table:table-cell table:style-name="ce7" office:value-type="float" office:value="5580730" calcext:value-type="float">
            <text:p>5580730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1" table:number-rows-spanned="20">
            <text:p>NO</text:p>
          </table:table-cell>
          <table:table-cell office:value-type="string" calcext:value-type="string" table:number-columns-spanned="1" table:number-rows-spanned="20">
            <text:p>gaussian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00001" calcext:value-type="float" table:number-columns-spanned="1" table:number-rows-spanned="20">
            <text:p>0.000001</text:p>
          </table:table-cell>
          <table:table-cell office:value-type="float" office:value="0.000001" calcext:value-type="float" table:number-columns-spanned="1" table:number-rows-spanned="20">
            <text:p>0.000001</text:p>
          </table:table-cell>
          <table:table-cell office:value-type="float" office:value="2" calcext:value-type="float" table:number-columns-spanned="1" table:number-rows-spanned="20">
            <text:p>2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23.761S" calcext:value-type="time">
            <text:p>00:01:23.76</text:p>
          </table:table-cell>
          <table:table-cell table:style-name="ce7" office:value-type="float" office:value="9928000" calcext:value-type="float">
            <text:p>9928000</text:p>
          </table:table-cell>
          <table:table-cell table:style-name="Default" table:number-columns-repeated="4"/>
          <table:table-cell office:value-type="float" office:value="20240107" calcext:value-type="float" table:number-columns-spanned="1" table:number-rows-spanned="80">
            <text:p>20240107</text:p>
          </table:table-cell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01M15.784S" calcext:value-type="time">
            <text:p>00:01:15.78</text:p>
          </table:table-cell>
          <table:table-cell table:style-name="ce7" office:value-type="float" office:value="9943500" calcext:value-type="float">
            <text:p>99435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01M16.795S" calcext:value-type="time">
            <text:p>00:01:16.80</text:p>
          </table:table-cell>
          <table:table-cell table:style-name="ce7" office:value-type="float" office:value="9973000" calcext:value-type="float">
            <text:p>9973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01M21.642S" calcext:value-type="time">
            <text:p>00:01:21.64</text:p>
          </table:table-cell>
          <table:table-cell table:style-name="ce7" office:value-type="float" office:value="9969000" calcext:value-type="float">
            <text:p>9969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3" calcext:value-type="float" table:number-columns-spanned="1" table:number-rows-spanned="4">
            <text:p>3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15.076S" calcext:value-type="time">
            <text:p>00:01:15.08</text:p>
          </table:table-cell>
          <table:table-cell table:style-name="ce7" office:value-type="float" office:value="9956000" calcext:value-type="float">
            <text:p>9956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01M17.469S" calcext:value-type="time">
            <text:p>00:01:17.47</text:p>
          </table:table-cell>
          <table:table-cell table:style-name="ce7" office:value-type="float" office:value="9962000" calcext:value-type="float">
            <text:p>9962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01M20.593S" calcext:value-type="time">
            <text:p>00:01:20.59</text:p>
          </table:table-cell>
          <table:table-cell table:style-name="ce7" office:value-type="float" office:value="9960500" calcext:value-type="float">
            <text:p>99605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01M23.822S" calcext:value-type="time">
            <text:p>00:01:23.82</text:p>
          </table:table-cell>
          <table:table-cell table:style-name="ce7" office:value-type="float" office:value="9981000" calcext:value-type="float">
            <text:p>9981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" calcext:value-type="float" table:number-columns-spanned="1" table:number-rows-spanned="4">
            <text:p>5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16.613S" calcext:value-type="time">
            <text:p>00:01:16.61</text:p>
          </table:table-cell>
          <table:table-cell table:style-name="ce7" office:value-type="float" office:value="9954000" calcext:value-type="float">
            <text:p>9954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01M23.564S" calcext:value-type="time">
            <text:p>00:01:23.56</text:p>
          </table:table-cell>
          <table:table-cell table:style-name="ce7" office:value-type="float" office:value="9965500" calcext:value-type="float">
            <text:p>99655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01M30.115S" calcext:value-type="time">
            <text:p>00:01:30.12</text:p>
          </table:table-cell>
          <table:table-cell table:style-name="ce7" office:value-type="float" office:value="9960500" calcext:value-type="float">
            <text:p>99605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01M30.189S" calcext:value-type="time">
            <text:p>00:01:30.19</text:p>
          </table:table-cell>
          <table:table-cell table:style-name="ce7" office:value-type="float" office:value="9959500" calcext:value-type="float">
            <text:p>99595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33.693S" calcext:value-type="time">
            <text:p>00:01:33.69</text:p>
          </table:table-cell>
          <table:table-cell table:style-name="ce7" office:value-type="float" office:value="9961000" calcext:value-type="float">
            <text:p>9961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01M22.132S" calcext:value-type="time">
            <text:p>00:01:22.13</text:p>
          </table:table-cell>
          <table:table-cell table:style-name="ce7" office:value-type="float" office:value="9950000" calcext:value-type="float">
            <text:p>995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01M23.274S" calcext:value-type="time">
            <text:p>00:01:23.27</text:p>
          </table:table-cell>
          <table:table-cell table:style-name="ce7" office:value-type="float" office:value="9969000" calcext:value-type="float">
            <text:p>9969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01M26.703S" calcext:value-type="time">
            <text:p>00:01:26.70</text:p>
          </table:table-cell>
          <table:table-cell table:style-name="ce7" office:value-type="float" office:value="9970000" calcext:value-type="float">
            <text:p>997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18.639S" calcext:value-type="time">
            <text:p>00:01:18.64</text:p>
          </table:table-cell>
          <table:table-cell table:style-name="ce7" office:value-type="float" office:value="9965500" calcext:value-type="float">
            <text:p>99655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9" office:value-type="time" office:time-value="PT00H01M26.26S" calcext:value-type="time">
            <text:p>00:01:26.26</text:p>
          </table:table-cell>
          <table:table-cell table:style-name="ce7" office:value-type="float" office:value="9963000" calcext:value-type="float">
            <text:p>9963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9" office:value-type="time" office:time-value="PT00H01M17.81S" calcext:value-type="time">
            <text:p>00:01:17.81</text:p>
          </table:table-cell>
          <table:table-cell table:style-name="ce7" office:value-type="float" office:value="9964000" calcext:value-type="float">
            <text:p>9964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9" office:value-type="time" office:time-value="PT00H01M20.688S" calcext:value-type="time">
            <text:p>00:01:20.69</text:p>
          </table:table-cell>
          <table:table-cell table:style-name="ce7" office:value-type="float" office:value="9963500" calcext:value-type="float">
            <text:p>99635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NO</text:p>
          </table:table-cell>
          <table:table-cell office:value-type="string" calcext:value-type="string" table:number-columns-spanned="1" table:number-rows-spanned="20">
            <text:p>gaussian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00001" calcext:value-type="float" table:number-columns-spanned="1" table:number-rows-spanned="20">
            <text:p>0.000001</text:p>
          </table:table-cell>
          <table:table-cell office:value-type="float" office:value="0.000001" calcext:value-type="float" table:number-columns-spanned="1" table:number-rows-spanned="20">
            <text:p>0.000001</text:p>
          </table:table-cell>
          <table:table-cell office:value-type="float" office:value="1" calcext:value-type="float" table:number-columns-spanned="1" table:number-rows-spanned="20">
            <text:p>1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18.825S" calcext:value-type="time">
            <text:p>00:01:18.8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01M14.815S" calcext:value-type="time">
            <text:p>00:01:14.82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01M18.533S" calcext:value-type="time">
            <text:p>00:01:18.5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01M28.284S" calcext:value-type="time">
            <text:p>00:01:28.2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3" calcext:value-type="float" table:number-columns-spanned="1" table:number-rows-spanned="4">
            <text:p>3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16.483S" calcext:value-type="time">
            <text:p>00:01:16.4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01M18.983S" calcext:value-type="time">
            <text:p>00:01:18.98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01M25.145S" calcext:value-type="time">
            <text:p>00:01:25.15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01M34.007S" calcext:value-type="time">
            <text:p>00:01:34.01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" calcext:value-type="float" table:number-columns-spanned="1" table:number-rows-spanned="4">
            <text:p>5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15.761S" calcext:value-type="time">
            <text:p>00:01:15.7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01M20.987S" calcext:value-type="time">
            <text:p>00:01:20.99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01M27.954S" calcext:value-type="time">
            <text:p>00:01:27.95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01M33.856S" calcext:value-type="time">
            <text:p>00:01:33.8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37.093S" calcext:value-type="time">
            <text:p>00:01:37.09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01M33.931S" calcext:value-type="time">
            <text:p>00:01:33.93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01M33.095S" calcext:value-type="time">
            <text:p>00:01:33.10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01M38.37S" calcext:value-type="time">
            <text:p>00:01:38.3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13.07S" calcext:value-type="time">
            <text:p>00:01:13.07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9" office:value-type="time" office:time-value="PT00H01M16.059S" calcext:value-type="time">
            <text:p>00:01:16.0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9" office:value-type="time" office:time-value="PT00H01M17.241S" calcext:value-type="time">
            <text:p>00:01:17.24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9" office:value-type="time" office:time-value="PT00H01M22.955S" calcext:value-type="time">
            <text:p>00:01:22.96</text:p>
          </table:table-cell>
          <table:table-cell table:style-name="ce7" office:value-type="float" office:value="10000000" calcext:value-type="float">
            <text:p>100000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SI</text:p>
          </table:table-cell>
          <table:table-cell office:value-type="string" calcext:value-type="string" table:number-columns-spanned="1" table:number-rows-spanned="20">
            <text:p>gaussian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00001" calcext:value-type="float" table:number-columns-spanned="1" table:number-rows-spanned="20">
            <text:p>0.000001</text:p>
          </table:table-cell>
          <table:table-cell office:value-type="float" office:value="0.000001" calcext:value-type="float" table:number-columns-spanned="1" table:number-rows-spanned="20">
            <text:p>0.000001</text:p>
          </table:table-cell>
          <table:table-cell office:value-type="float" office:value="2" calcext:value-type="float" table:number-columns-spanned="1" table:number-rows-spanned="20">
            <text:p>2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17.046S" calcext:value-type="time">
            <text:p>00:01:17.05</text:p>
          </table:table-cell>
          <table:table-cell table:style-name="ce7" office:value-type="float" office:value="170928" calcext:value-type="float">
            <text:p>170928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01M07.026S" calcext:value-type="time">
            <text:p>00:01:07.03</text:p>
          </table:table-cell>
          <table:table-cell table:style-name="ce7" office:value-type="float" office:value="188307" calcext:value-type="float">
            <text:p>188307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01M09.633S" calcext:value-type="time">
            <text:p>00:01:09.63</text:p>
          </table:table-cell>
          <table:table-cell table:style-name="ce7" office:value-type="float" office:value="191005" calcext:value-type="float">
            <text:p>191005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01M09.935S" calcext:value-type="time">
            <text:p>00:01:09.94</text:p>
          </table:table-cell>
          <table:table-cell table:style-name="ce7" office:value-type="float" office:value="194624" calcext:value-type="float">
            <text:p>194624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3" calcext:value-type="float" table:number-columns-spanned="1" table:number-rows-spanned="4">
            <text:p>3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13.359S" calcext:value-type="time">
            <text:p>00:01:13.36</text:p>
          </table:table-cell>
          <table:table-cell table:style-name="ce7" office:value-type="float" office:value="217951" calcext:value-type="float">
            <text:p>217951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01M12.111S" calcext:value-type="time">
            <text:p>00:01:12.11</text:p>
          </table:table-cell>
          <table:table-cell table:style-name="ce7" office:value-type="float" office:value="238764" calcext:value-type="float">
            <text:p>238764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01M12.096S" calcext:value-type="time">
            <text:p>00:01:12.10</text:p>
          </table:table-cell>
          <table:table-cell table:style-name="ce7" office:value-type="float" office:value="243489" calcext:value-type="float">
            <text:p>243489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01M14.804S" calcext:value-type="time">
            <text:p>00:01:14.80</text:p>
          </table:table-cell>
          <table:table-cell table:style-name="ce7" office:value-type="float" office:value="244369" calcext:value-type="float">
            <text:p>244369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" calcext:value-type="float" table:number-columns-spanned="1" table:number-rows-spanned="4">
            <text:p>5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15.171S" calcext:value-type="time">
            <text:p>00:01:15.17</text:p>
          </table:table-cell>
          <table:table-cell table:style-name="ce7" office:value-type="float" office:value="266385" calcext:value-type="float">
            <text:p>266385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01M11.948S" calcext:value-type="time">
            <text:p>00:01:11.95</text:p>
          </table:table-cell>
          <table:table-cell table:style-name="ce7" office:value-type="float" office:value="285409" calcext:value-type="float">
            <text:p>285409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01M13.011S" calcext:value-type="time">
            <text:p>00:01:13.01</text:p>
          </table:table-cell>
          <table:table-cell table:style-name="ce7" office:value-type="float" office:value="289467" calcext:value-type="float">
            <text:p>289467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01M13.004S" calcext:value-type="time">
            <text:p>00:01:13.00</text:p>
          </table:table-cell>
          <table:table-cell table:style-name="ce7" office:value-type="float" office:value="291411" calcext:value-type="float">
            <text:p>291411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16.095S" calcext:value-type="time">
            <text:p>00:01:16.10</text:p>
          </table:table-cell>
          <table:table-cell table:style-name="ce7" office:value-type="float" office:value="311473" calcext:value-type="float">
            <text:p>311473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01M04.805S" calcext:value-type="time">
            <text:p>00:01:04.81</text:p>
          </table:table-cell>
          <table:table-cell table:style-name="ce7" office:value-type="float" office:value="334208" calcext:value-type="float">
            <text:p>334208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01M05.066S" calcext:value-type="time">
            <text:p>00:01:05.07</text:p>
          </table:table-cell>
          <table:table-cell table:style-name="ce7" office:value-type="float" office:value="337231" calcext:value-type="float">
            <text:p>337231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01M04.813S" calcext:value-type="time">
            <text:p>00:01:04.81</text:p>
          </table:table-cell>
          <table:table-cell table:style-name="ce7" office:value-type="float" office:value="340946" calcext:value-type="float">
            <text:p>340946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05.057S" calcext:value-type="time">
            <text:p>00:01:05.06</text:p>
          </table:table-cell>
          <table:table-cell table:style-name="ce7" office:value-type="float" office:value="375951" calcext:value-type="float">
            <text:p>375951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9" office:value-type="time" office:time-value="PT00H01M05.698S" calcext:value-type="time">
            <text:p>00:01:05.70</text:p>
          </table:table-cell>
          <table:table-cell table:style-name="ce7" office:value-type="float" office:value="405840" calcext:value-type="float">
            <text:p>40584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9" office:value-type="time" office:time-value="PT00H01M05.278S" calcext:value-type="time">
            <text:p>00:01:05.28</text:p>
          </table:table-cell>
          <table:table-cell table:style-name="ce7" office:value-type="float" office:value="407483" calcext:value-type="float">
            <text:p>407483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9" office:value-type="time" office:time-value="PT00H01M05.196S" calcext:value-type="time">
            <text:p>00:01:05.20</text:p>
          </table:table-cell>
          <table:table-cell table:style-name="ce7" office:value-type="float" office:value="412398" calcext:value-type="float">
            <text:p>412398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SI</text:p>
          </table:table-cell>
          <table:table-cell office:value-type="string" calcext:value-type="string" table:number-columns-spanned="1" table:number-rows-spanned="20">
            <text:p>gaussian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00001" calcext:value-type="float" table:number-columns-spanned="1" table:number-rows-spanned="20">
            <text:p>0.000001</text:p>
          </table:table-cell>
          <table:table-cell office:value-type="float" office:value="0.000001" calcext:value-type="float" table:number-columns-spanned="1" table:number-rows-spanned="20">
            <text:p>0.000001</text:p>
          </table:table-cell>
          <table:table-cell office:value-type="float" office:value="1" calcext:value-type="float" table:number-columns-spanned="1" table:number-rows-spanned="20">
            <text:p>1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16.669S" calcext:value-type="time">
            <text:p>00:01:16.67</text:p>
          </table:table-cell>
          <table:table-cell table:style-name="ce7" office:value-type="float" office:value="108710" calcext:value-type="float">
            <text:p>10871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01M10.622S" calcext:value-type="time">
            <text:p>00:01:10.62</text:p>
          </table:table-cell>
          <table:table-cell table:style-name="ce7" office:value-type="float" office:value="120530" calcext:value-type="float">
            <text:p>12053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01M09.543S" calcext:value-type="time">
            <text:p>00:01:09.54</text:p>
          </table:table-cell>
          <table:table-cell table:style-name="ce7" office:value-type="float" office:value="120880" calcext:value-type="float">
            <text:p>12088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01M10.053S" calcext:value-type="time">
            <text:p>00:01:10.05</text:p>
          </table:table-cell>
          <table:table-cell table:style-name="ce7" office:value-type="float" office:value="122010" calcext:value-type="float">
            <text:p>12201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3" calcext:value-type="float" table:number-columns-spanned="1" table:number-rows-spanned="4">
            <text:p>3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08.062S" calcext:value-type="time">
            <text:p>00:01:08.06</text:p>
          </table:table-cell>
          <table:table-cell table:style-name="ce7" office:value-type="float" office:value="136170" calcext:value-type="float">
            <text:p>13617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01M08.109S" calcext:value-type="time">
            <text:p>00:01:08.11</text:p>
          </table:table-cell>
          <table:table-cell table:style-name="ce7" office:value-type="float" office:value="146460" calcext:value-type="float">
            <text:p>14646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01M08.228S" calcext:value-type="time">
            <text:p>00:01:08.23</text:p>
          </table:table-cell>
          <table:table-cell table:style-name="ce7" office:value-type="float" office:value="145410" calcext:value-type="float">
            <text:p>14541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01M09.375S" calcext:value-type="time">
            <text:p>00:01:09.38</text:p>
          </table:table-cell>
          <table:table-cell table:style-name="ce7" office:value-type="float" office:value="146600" calcext:value-type="float">
            <text:p>14660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" calcext:value-type="float" table:number-columns-spanned="1" table:number-rows-spanned="4">
            <text:p>5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10.351S" calcext:value-type="time">
            <text:p>00:01:10.35</text:p>
          </table:table-cell>
          <table:table-cell table:style-name="ce7" office:value-type="float" office:value="160070" calcext:value-type="float">
            <text:p>16007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01M09.459S" calcext:value-type="time">
            <text:p>00:01:09.46</text:p>
          </table:table-cell>
          <table:table-cell table:style-name="ce7" office:value-type="float" office:value="169110" calcext:value-type="float">
            <text:p>16911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01M10.295S" calcext:value-type="time">
            <text:p>00:01:10.30</text:p>
          </table:table-cell>
          <table:table-cell table:style-name="ce7" office:value-type="float" office:value="167890" calcext:value-type="float">
            <text:p>16789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01M11.997S" calcext:value-type="time">
            <text:p>00:01:12.00</text:p>
          </table:table-cell>
          <table:table-cell table:style-name="ce7" office:value-type="float" office:value="169430" calcext:value-type="float">
            <text:p>16943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14.574S" calcext:value-type="time">
            <text:p>00:01:14.57</text:p>
          </table:table-cell>
          <table:table-cell table:style-name="ce7" office:value-type="float" office:value="182510" calcext:value-type="float">
            <text:p>18251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01M16.241S" calcext:value-type="time">
            <text:p>00:01:16.24</text:p>
          </table:table-cell>
          <table:table-cell table:style-name="ce7" office:value-type="float" office:value="191570" calcext:value-type="float">
            <text:p>19157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01M04.656S" calcext:value-type="time">
            <text:p>00:01:04.66</text:p>
          </table:table-cell>
          <table:table-cell table:style-name="ce7" office:value-type="float" office:value="190420" calcext:value-type="float">
            <text:p>19042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01M04.723S" calcext:value-type="time">
            <text:p>00:01:04.72</text:p>
          </table:table-cell>
          <table:table-cell table:style-name="ce7" office:value-type="float" office:value="192310" calcext:value-type="float">
            <text:p>19231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01M04.902S" calcext:value-type="time">
            <text:p>00:01:04.90</text:p>
          </table:table-cell>
          <table:table-cell table:style-name="ce7" office:value-type="float" office:value="215020" calcext:value-type="float">
            <text:p>21502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9" office:value-type="time" office:time-value="PT00H01M04.584S" calcext:value-type="time">
            <text:p>00:01:04.58</text:p>
          </table:table-cell>
          <table:table-cell table:style-name="ce7" office:value-type="float" office:value="225030" calcext:value-type="float">
            <text:p>22503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9" office:value-type="time" office:time-value="PT00H01M04.887S" calcext:value-type="time">
            <text:p>00:01:04.89</text:p>
          </table:table-cell>
          <table:table-cell table:style-name="ce7" office:value-type="float" office:value="224270" calcext:value-type="float">
            <text:p>22427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9" office:value-type="time" office:time-value="PT00H01M04.382S" calcext:value-type="time">
            <text:p>00:01:04.38</text:p>
          </table:table-cell>
          <table:table-cell table:style-name="ce7" office:value-type="float" office:value="226780" calcext:value-type="float">
            <text:p>226780</text:p>
          </table:table-cell>
          <table:table-cell table:style-name="Default" table:number-columns-repeated="4"/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NO</text:p>
          </table:table-cell>
          <table:table-cell office:value-type="string" calcext:value-type="string" table:number-columns-spanned="1" table:number-rows-spanned="20">
            <text:p>uniform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2" calcext:value-type="float" table:number-columns-spanned="1" table:number-rows-spanned="20">
            <text:p>2</text:p>
          </table:table-cell>
          <table:table-cell office:value-type="float" office:value="10000" calcext:value-type="float" table:number-columns-spanned="1" table:number-rows-spanned="20">
            <text:p>10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8" office:value-type="time" office:time-value="PT00H21M40.463S" calcext:value-type="time">
            <text:p>00:21:40.46</text:p>
          </table:table-cell>
          <table:table-cell table:style-name="ce7" office:value-type="float" office:value="994920000" calcext:value-type="float">
            <text:p>994920000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office:value-type="float" office:value="20240103" calcext:value-type="float" table:number-columns-spanned="1" table:number-rows-spanned="80">
            <text:p>20240103</text:p>
          </table:table-cell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8" office:value-type="time" office:time-value="PT00H22M51.292S" calcext:value-type="time">
            <text:p>00:22:51.29</text:p>
          </table:table-cell>
          <table:table-cell table:style-name="ce7" office:value-type="float" office:value="994160000" calcext:value-type="float">
            <text:p>99416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8" office:value-type="time" office:time-value="PT00H24M50.782S" calcext:value-type="time">
            <text:p>00:24:50.78</text:p>
          </table:table-cell>
          <table:table-cell table:style-name="ce7" office:value-type="float" office:value="996505000" calcext:value-type="float">
            <text:p>99650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8" office:value-type="time" office:time-value="PT00H27M31.419S" calcext:value-type="time">
            <text:p>00:27:31.42</text:p>
          </table:table-cell>
          <table:table-cell table:style-name="ce7" office:value-type="float" office:value="996705000" calcext:value-type="float">
            <text:p>99670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8" office:value-type="time" office:time-value="PT00H20M26.159S" calcext:value-type="time">
            <text:p>00:20:26.16</text:p>
          </table:table-cell>
          <table:table-cell table:style-name="ce7" office:value-type="float" office:value="996310000" calcext:value-type="float">
            <text:p>99631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8" office:value-type="time" office:time-value="PT00H18M38.965S" calcext:value-type="time">
            <text:p>00:18:38.97</text:p>
          </table:table-cell>
          <table:table-cell table:style-name="ce7" office:value-type="float" office:value="998675000" calcext:value-type="float">
            <text:p>99867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8" office:value-type="time" office:time-value="PT00H19M54.848S" calcext:value-type="time">
            <text:p>00:19:54.85</text:p>
          </table:table-cell>
          <table:table-cell table:style-name="ce7" office:value-type="float" office:value="998425000" calcext:value-type="float">
            <text:p>99842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8" office:value-type="time" office:time-value="PT00H24M21.898S" calcext:value-type="time">
            <text:p>00:24:21.90</text:p>
          </table:table-cell>
          <table:table-cell table:style-name="ce7" office:value-type="float" office:value="998770000" calcext:value-type="float">
            <text:p>99877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8" office:value-type="time" office:time-value="PT00H18M05.033S" calcext:value-type="time">
            <text:p>00:18:05.03</text:p>
          </table:table-cell>
          <table:table-cell table:style-name="ce7" office:value-type="float" office:value="998130000" calcext:value-type="float">
            <text:p>99813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8" office:value-type="time" office:time-value="PT00H18M47.813S" calcext:value-type="time">
            <text:p>00:18:47.81</text:p>
          </table:table-cell>
          <table:table-cell table:style-name="ce7" office:value-type="float" office:value="997815000" calcext:value-type="float">
            <text:p>99781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8" office:value-type="time" office:time-value="PT00H19M56.106S" calcext:value-type="time">
            <text:p>00:19:56.11</text:p>
          </table:table-cell>
          <table:table-cell table:style-name="ce7" office:value-type="float" office:value="998005000" calcext:value-type="float">
            <text:p>99800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8" office:value-type="time" office:time-value="PT00H23M09.033S" calcext:value-type="time">
            <text:p>00:23:09.03</text:p>
          </table:table-cell>
          <table:table-cell table:style-name="ce7" office:value-type="float" office:value="998650000" calcext:value-type="float">
            <text:p>99865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8" office:value-type="time" office:time-value="PT00H17M52.973S" calcext:value-type="time">
            <text:p>00:17:52.97</text:p>
          </table:table-cell>
          <table:table-cell table:style-name="ce7" office:value-type="float" office:value="998055000" calcext:value-type="float">
            <text:p>99805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8" office:value-type="time" office:time-value="PT00H21M47.135S" calcext:value-type="time">
            <text:p>00:21:47.14</text:p>
          </table:table-cell>
          <table:table-cell table:style-name="ce7" office:value-type="float" office:value="998300000" calcext:value-type="float">
            <text:p>9983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8" office:value-type="time" office:time-value="PT00H23M08.696S" calcext:value-type="time">
            <text:p>00:23:08.70</text:p>
          </table:table-cell>
          <table:table-cell table:style-name="ce7" office:value-type="float" office:value="998570000" calcext:value-type="float">
            <text:p>99857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8" office:value-type="time" office:time-value="PT00H26M34.389S" calcext:value-type="time">
            <text:p>00:26:34.39</text:p>
          </table:table-cell>
          <table:table-cell table:style-name="ce7" office:value-type="float" office:value="998560000" calcext:value-type="float">
            <text:p>99856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00" calcext:value-type="float" table:number-columns-spanned="1" table:number-rows-spanned="4">
            <text:p>10000</text:p>
          </table:table-cell>
          <table:table-cell office:value-type="float" office:value="0.01" calcext:value-type="float">
            <text:p>0.01</text:p>
          </table:table-cell>
          <table:table-cell table:style-name="ce8" office:value-type="time" office:time-value="PT00H20M37.443S" calcext:value-type="time">
            <text:p>00:20:37.44</text:p>
          </table:table-cell>
          <table:table-cell table:style-name="ce7" office:value-type="float" office:value="998225000" calcext:value-type="float">
            <text:p>99822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8" office:value-type="time" office:time-value="PT00H31M53.1S" calcext:value-type="time">
            <text:p>00:31:53.10</text:p>
          </table:table-cell>
          <table:table-cell table:style-name="ce7" office:value-type="float" office:value="999100000" calcext:value-type="float">
            <text:p>9991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8" office:value-type="time" office:time-value="PT00H44M30.443S" calcext:value-type="time">
            <text:p>00:44:30.44</text:p>
          </table:table-cell>
          <table:table-cell table:style-name="ce7" office:value-type="float" office:value="999450000" calcext:value-type="float">
            <text:p>99945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8" office:value-type="time" office:time-value="PT01H28M50.539S" calcext:value-type="time">
            <text:p>01:28:50.54</text:p>
          </table:table-cell>
          <table:table-cell table:style-name="ce7" office:value-type="float" office:value="999455000" calcext:value-type="float">
            <text:p>99945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NO</text:p>
          </table:table-cell>
          <table:table-cell office:value-type="string" calcext:value-type="string" table:number-columns-spanned="1" table:number-rows-spanned="20">
            <text:p>uniform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1" calcext:value-type="float" table:number-columns-spanned="1" table:number-rows-spanned="20">
            <text:p>1</text:p>
          </table:table-cell>
          <table:table-cell office:value-type="float" office:value="10000" calcext:value-type="float" table:number-columns-spanned="1" table:number-rows-spanned="20">
            <text:p>10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8" office:value-type="time" office:time-value="PT00H22M54.838S" calcext:value-type="time">
            <text:p>00:22:54.84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8" office:value-type="time" office:time-value="PT00H25M08.337S" calcext:value-type="time">
            <text:p>00:25:08.34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8" office:value-type="time" office:time-value="PT00H26M47.145S" calcext:value-type="time">
            <text:p>00:26:47.15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8" office:value-type="time" office:time-value="PT00H30M58.535S" calcext:value-type="time">
            <text:p>00:30:58.54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8" office:value-type="time" office:time-value="PT00H21M49.133S" calcext:value-type="time">
            <text:p>00:21:49.13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8" office:value-type="time" office:time-value="PT00H26M14.578S" calcext:value-type="time">
            <text:p>00:26:14.58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8" office:value-type="time" office:time-value="PT00H28M44.951S" calcext:value-type="time">
            <text:p>00:28:44.95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8" office:value-type="time" office:time-value="PT00H33M41.424S" calcext:value-type="time">
            <text:p>00:33:41.42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8" office:value-type="time" office:time-value="PT00H24M50.548S" calcext:value-type="time">
            <text:p>00:24:50.55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8" office:value-type="time" office:time-value="PT00H27M27.63S" calcext:value-type="time">
            <text:p>00:27:27.63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8" office:value-type="time" office:time-value="PT00H29M25.44S" calcext:value-type="time">
            <text:p>00:29:25.44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8" office:value-type="time" office:time-value="PT00H37M30.447S" calcext:value-type="time">
            <text:p>00:37:30.45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8" office:value-type="time" office:time-value="PT00H27M58.104S" calcext:value-type="time">
            <text:p>00:27:58.10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8" office:value-type="time" office:time-value="PT00H31M41.333S" calcext:value-type="time">
            <text:p>00:31:41.33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8" office:value-type="time" office:time-value="PT00H31M29.072S" calcext:value-type="time">
            <text:p>00:31:29.07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8" office:value-type="time" office:time-value="PT00H40M14.573S" calcext:value-type="time">
            <text:p>00:40:14.57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00" calcext:value-type="float" table:number-columns-spanned="1" table:number-rows-spanned="4">
            <text:p>10000</text:p>
          </table:table-cell>
          <table:table-cell office:value-type="float" office:value="0.01" calcext:value-type="float">
            <text:p>0.01</text:p>
          </table:table-cell>
          <table:table-cell table:style-name="ce8" office:value-type="time" office:time-value="PT00H25M53.473S" calcext:value-type="time">
            <text:p>00:25:53.47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9" office:value-type="time" office:time-value="PT00H42M39.737S" calcext:value-type="time">
            <text:p>00:42:39.74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9" office:value-type="time" office:time-value="PT00H58M48.804S" calcext:value-type="time">
            <text:p>00:58:48.80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9" office:value-type="time" office:time-value="PT01H49M39.945S" calcext:value-type="time">
            <text:p>01:49:39.95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SI</text:p>
          </table:table-cell>
          <table:table-cell office:value-type="string" calcext:value-type="string" table:number-columns-spanned="1" table:number-rows-spanned="20">
            <text:p>uniform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2" calcext:value-type="float" table:number-columns-spanned="1" table:number-rows-spanned="20">
            <text:p>2</text:p>
          </table:table-cell>
          <table:table-cell office:value-type="float" office:value="10000" calcext:value-type="float" table:number-columns-spanned="1" table:number-rows-spanned="20">
            <text:p>10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3M44.012S" calcext:value-type="time">
            <text:p>00:13:44.01</text:p>
          </table:table-cell>
          <table:table-cell table:style-name="ce7" office:value-type="float" office:value="2420767" calcext:value-type="float">
            <text:p>2420767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14M13.581S" calcext:value-type="time">
            <text:p>00:14:13.58</text:p>
          </table:table-cell>
          <table:table-cell table:style-name="ce7" office:value-type="float" office:value="2563589" calcext:value-type="float">
            <text:p>2563589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14M32.516S" calcext:value-type="time">
            <text:p>00:14:32.52</text:p>
          </table:table-cell>
          <table:table-cell table:style-name="ce7" office:value-type="float" office:value="2602632" calcext:value-type="float">
            <text:p>2602632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14M28.533S" calcext:value-type="time">
            <text:p>00:14:28.53</text:p>
          </table:table-cell>
          <table:table-cell table:style-name="ce7" office:value-type="float" office:value="2663298" calcext:value-type="float">
            <text:p>2663298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4M34.64S" calcext:value-type="time">
            <text:p>00:14:34.64</text:p>
          </table:table-cell>
          <table:table-cell table:style-name="ce7" office:value-type="float" office:value="4694040" calcext:value-type="float">
            <text:p>469404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15M09.631S" calcext:value-type="time">
            <text:p>00:15:09.63</text:p>
          </table:table-cell>
          <table:table-cell table:style-name="ce7" office:value-type="float" office:value="4828336" calcext:value-type="float">
            <text:p>4828336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14M19.435S" calcext:value-type="time">
            <text:p>00:14:19.44</text:p>
          </table:table-cell>
          <table:table-cell table:style-name="ce7" office:value-type="float" office:value="4807577" calcext:value-type="float">
            <text:p>4807577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14M05.183S" calcext:value-type="time">
            <text:p>00:14:05.18</text:p>
          </table:table-cell>
          <table:table-cell table:style-name="ce7" office:value-type="float" office:value="4875852" calcext:value-type="float">
            <text:p>4875852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4M45.29S" calcext:value-type="time">
            <text:p>00:14:45.29</text:p>
          </table:table-cell>
          <table:table-cell table:style-name="ce7" office:value-type="float" office:value="13504116" calcext:value-type="float">
            <text:p>13504116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14M40.462S" calcext:value-type="time">
            <text:p>00:14:40.46</text:p>
          </table:table-cell>
          <table:table-cell table:style-name="ce7" office:value-type="float" office:value="14106771" calcext:value-type="float">
            <text:p>14106771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14M26.894S" calcext:value-type="time">
            <text:p>00:14:26.89</text:p>
          </table:table-cell>
          <table:table-cell table:style-name="ce7" office:value-type="float" office:value="14146492" calcext:value-type="float">
            <text:p>14146492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14M32.68S" calcext:value-type="time">
            <text:p>00:14:32.68</text:p>
          </table:table-cell>
          <table:table-cell table:style-name="ce7" office:value-type="float" office:value="14217042" calcext:value-type="float">
            <text:p>14217042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4M59.74S" calcext:value-type="time">
            <text:p>00:14:59.74</text:p>
          </table:table-cell>
          <table:table-cell table:style-name="ce7" office:value-type="float" office:value="23223841" calcext:value-type="float">
            <text:p>23223841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16M09.221S" calcext:value-type="time">
            <text:p>00:16:09.22</text:p>
          </table:table-cell>
          <table:table-cell table:style-name="ce7" office:value-type="float" office:value="25102437" calcext:value-type="float">
            <text:p>25102437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17M40.046S" calcext:value-type="time">
            <text:p>00:17:40.05</text:p>
          </table:table-cell>
          <table:table-cell table:style-name="ce7" office:value-type="float" office:value="25503191" calcext:value-type="float">
            <text:p>25503191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17M45.716S" calcext:value-type="time">
            <text:p>00:17:45.72</text:p>
          </table:table-cell>
          <table:table-cell table:style-name="ce7" office:value-type="float" office:value="25667869" calcext:value-type="float">
            <text:p>25667869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00" calcext:value-type="float" table:number-columns-spanned="1" table:number-rows-spanned="4">
            <text:p>10000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21M04.199S" calcext:value-type="time">
            <text:p>00:21:04.20</text:p>
          </table:table-cell>
          <table:table-cell table:style-name="ce7" office:value-type="float" office:value="85675657" calcext:value-type="float">
            <text:p>85675657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9" office:value-type="time" office:time-value="PT00H26M20.092S" calcext:value-type="time">
            <text:p>00:26:20.09</text:p>
          </table:table-cell>
          <table:table-cell table:style-name="ce7" office:value-type="float" office:value="118127156" calcext:value-type="float">
            <text:p>118127156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9" office:value-type="time" office:time-value="PT00H36M45.663S" calcext:value-type="time">
            <text:p>00:36:45.66</text:p>
          </table:table-cell>
          <table:table-cell table:style-name="ce7" office:value-type="float" office:value="153851429" calcext:value-type="float">
            <text:p>153851429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9" office:value-type="time" office:time-value="PT01H37M31.169S" calcext:value-type="time">
            <text:p>01:37:31.17</text:p>
          </table:table-cell>
          <table:table-cell table:style-name="ce7" office:value-type="float" office:value="363417068" calcext:value-type="float">
            <text:p>363417068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SI</text:p>
          </table:table-cell>
          <table:table-cell office:value-type="string" calcext:value-type="string" table:number-columns-spanned="1" table:number-rows-spanned="20">
            <text:p>uniform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1" calcext:value-type="float" table:number-columns-spanned="1" table:number-rows-spanned="20">
            <text:p>1</text:p>
          </table:table-cell>
          <table:table-cell office:value-type="float" office:value="10000" calcext:value-type="float" table:number-columns-spanned="1" table:number-rows-spanned="20">
            <text:p>10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6M32.615S" calcext:value-type="time">
            <text:p>00:16:32.62</text:p>
          </table:table-cell>
          <table:table-cell table:style-name="ce7" office:value-type="float" office:value="1435220" calcext:value-type="float">
            <text:p>143522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16M16.708S" calcext:value-type="time">
            <text:p>00:16:16.71</text:p>
          </table:table-cell>
          <table:table-cell table:style-name="ce7" office:value-type="float" office:value="1507910" calcext:value-type="float">
            <text:p>150791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16M32.542S" calcext:value-type="time">
            <text:p>00:16:32.54</text:p>
          </table:table-cell>
          <table:table-cell table:style-name="ce7" office:value-type="float" office:value="1523510" calcext:value-type="float">
            <text:p>152351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16M02.409S" calcext:value-type="time">
            <text:p>00:16:02.41</text:p>
          </table:table-cell>
          <table:table-cell table:style-name="ce7" office:value-type="float" office:value="1556090" calcext:value-type="float">
            <text:p>155609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6M59.059S" calcext:value-type="time">
            <text:p>00:16:59.06</text:p>
          </table:table-cell>
          <table:table-cell table:style-name="ce7" office:value-type="float" office:value="2662060" calcext:value-type="float">
            <text:p>266206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16M05.858S" calcext:value-type="time">
            <text:p>00:16:05.86</text:p>
          </table:table-cell>
          <table:table-cell table:style-name="ce7" office:value-type="float" office:value="2704030" calcext:value-type="float">
            <text:p>270403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16M22.773S" calcext:value-type="time">
            <text:p>00:16:22.77</text:p>
          </table:table-cell>
          <table:table-cell table:style-name="ce7" office:value-type="float" office:value="2687990" calcext:value-type="float">
            <text:p>268799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16M17.425S" calcext:value-type="time">
            <text:p>00:16:17.43</text:p>
          </table:table-cell>
          <table:table-cell table:style-name="ce7" office:value-type="float" office:value="2708060" calcext:value-type="float">
            <text:p>270806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6M38.895S" calcext:value-type="time">
            <text:p>00:16:38.90</text:p>
          </table:table-cell>
          <table:table-cell table:style-name="ce7" office:value-type="float" office:value="7306580" calcext:value-type="float">
            <text:p>730658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16M37.872S" calcext:value-type="time">
            <text:p>00:16:37.87</text:p>
          </table:table-cell>
          <table:table-cell table:style-name="ce7" office:value-type="float" office:value="7430730" calcext:value-type="float">
            <text:p>743073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16M44.112S" calcext:value-type="time">
            <text:p>00:16:44.11</text:p>
          </table:table-cell>
          <table:table-cell table:style-name="ce7" office:value-type="float" office:value="7413800" calcext:value-type="float">
            <text:p>74138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16M42.592S" calcext:value-type="time">
            <text:p>00:16:42.59</text:p>
          </table:table-cell>
          <table:table-cell table:style-name="ce7" office:value-type="float" office:value="7444840" calcext:value-type="float">
            <text:p>744484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7M09.615S" calcext:value-type="time">
            <text:p>00:17:09.62</text:p>
          </table:table-cell>
          <table:table-cell table:style-name="ce7" office:value-type="float" office:value="12667750" calcext:value-type="float">
            <text:p>1266775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17M16.573S" calcext:value-type="time">
            <text:p>00:17:16.57</text:p>
          </table:table-cell>
          <table:table-cell table:style-name="ce7" office:value-type="float" office:value="13145160" calcext:value-type="float">
            <text:p>1314516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17M14.639S" calcext:value-type="time">
            <text:p>00:17:14.64</text:p>
          </table:table-cell>
          <table:table-cell table:style-name="ce7" office:value-type="float" office:value="13180380" calcext:value-type="float">
            <text:p>1318038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17M10.025S" calcext:value-type="time">
            <text:p>00:17:10.03</text:p>
          </table:table-cell>
          <table:table-cell table:style-name="ce7" office:value-type="float" office:value="13208940" calcext:value-type="float">
            <text:p>1320894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000" calcext:value-type="float" table:number-columns-spanned="1" table:number-rows-spanned="4">
            <text:p>10000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24M08.937S" calcext:value-type="time">
            <text:p>00:24:08.94</text:p>
          </table:table-cell>
          <table:table-cell table:style-name="ce7" office:value-type="float" office:value="86331920" calcext:value-type="float">
            <text:p>8633192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9" office:value-type="time" office:time-value="PT00H35M35.332S" calcext:value-type="time">
            <text:p>00:35:35.33</text:p>
          </table:table-cell>
          <table:table-cell table:style-name="ce7" office:value-type="float" office:value="124483940" calcext:value-type="float">
            <text:p>12448394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9" office:value-type="time" office:time-value="PT00H51M39.023S" calcext:value-type="time">
            <text:p>00:51:39.02</text:p>
          </table:table-cell>
          <table:table-cell table:style-name="ce7" office:value-type="float" office:value="177704330" calcext:value-type="float">
            <text:p>17770433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9" office:value-type="time" office:time-value="PT01H51M15.144S" calcext:value-type="time">
            <text:p>01:51:15.14</text:p>
          </table:table-cell>
          <table:table-cell table:style-name="ce7" office:value-type="float" office:value="363522620" calcext:value-type="float">
            <text:p>36352262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NO</text:p>
          </table:table-cell>
          <table:table-cell office:value-type="string" calcext:value-type="string" table:number-columns-spanned="1" table:number-rows-spanned="20">
            <text:p>gaussian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00001" calcext:value-type="float" table:number-columns-spanned="1" table:number-rows-spanned="20">
            <text:p>0.000001</text:p>
          </table:table-cell>
          <table:table-cell office:value-type="float" office:value="0.000001" calcext:value-type="float" table:number-columns-spanned="1" table:number-rows-spanned="20">
            <text:p>0.000001</text:p>
          </table:table-cell>
          <table:table-cell office:value-type="float" office:value="2" calcext:value-type="float" table:number-columns-spanned="1" table:number-rows-spanned="20">
            <text:p>2</text:p>
          </table:table-cell>
          <table:table-cell office:value-type="float" office:value="10000" calcext:value-type="float" table:number-columns-spanned="1" table:number-rows-spanned="20">
            <text:p>10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9M19.114S" calcext:value-type="time">
            <text:p>00:19:19.11</text:p>
          </table:table-cell>
          <table:table-cell table:style-name="ce7" office:value-type="float" office:value="995795000" calcext:value-type="float">
            <text:p>995795000</text:p>
          </table:table-cell>
          <table:table-cell table:style-name="ce4"/>
          <table:table-cell table:style-name="ce7"/>
          <table:table-cell table:style-name="ce4"/>
          <table:table-cell table:style-name="ce7"/>
          <table:table-cell office:value-type="float" office:value="20240105" calcext:value-type="float" table:number-columns-spanned="1" table:number-rows-spanned="80">
            <text:p>20240105</text:p>
          </table:table-cell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23M11.708S" calcext:value-type="time">
            <text:p>00:23:11.71</text:p>
          </table:table-cell>
          <table:table-cell table:style-name="ce7" office:value-type="float" office:value="996940000" calcext:value-type="float">
            <text:p>99694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26M15.721S" calcext:value-type="time">
            <text:p>00:26:15.72</text:p>
          </table:table-cell>
          <table:table-cell table:style-name="ce7" office:value-type="float" office:value="997545000" calcext:value-type="float">
            <text:p>99754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31M58.881S" calcext:value-type="time">
            <text:p>00:31:58.88</text:p>
          </table:table-cell>
          <table:table-cell table:style-name="ce7" office:value-type="float" office:value="997085000" calcext:value-type="float">
            <text:p>99708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3" calcext:value-type="float" table:number-columns-spanned="1" table:number-rows-spanned="4">
            <text:p>3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6M18.896S" calcext:value-type="time">
            <text:p>00:16:18.90</text:p>
          </table:table-cell>
          <table:table-cell table:style-name="ce7" office:value-type="float" office:value="997245000" calcext:value-type="float">
            <text:p>99724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18M50.517S" calcext:value-type="time">
            <text:p>00:18:50.52</text:p>
          </table:table-cell>
          <table:table-cell table:style-name="ce7" office:value-type="float" office:value="998290000" calcext:value-type="float">
            <text:p>99829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22M18.665S" calcext:value-type="time">
            <text:p>00:22:18.67</text:p>
          </table:table-cell>
          <table:table-cell table:style-name="ce7" office:value-type="float" office:value="998270000" calcext:value-type="float">
            <text:p>99827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33M31.121S" calcext:value-type="time">
            <text:p>00:33:31.12</text:p>
          </table:table-cell>
          <table:table-cell table:style-name="ce7" office:value-type="float" office:value="998955000" calcext:value-type="float">
            <text:p>99895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" calcext:value-type="float" table:number-columns-spanned="1" table:number-rows-spanned="4">
            <text:p>5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9M19.184S" calcext:value-type="time">
            <text:p>00:19:19.18</text:p>
          </table:table-cell>
          <table:table-cell table:style-name="ce7" office:value-type="float" office:value="997740000" calcext:value-type="float">
            <text:p>99774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18M36.67S" calcext:value-type="time">
            <text:p>00:18:36.67</text:p>
          </table:table-cell>
          <table:table-cell table:style-name="ce7" office:value-type="float" office:value="998210000" calcext:value-type="float">
            <text:p>99821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21M49.935S" calcext:value-type="time">
            <text:p>00:21:49.94</text:p>
          </table:table-cell>
          <table:table-cell table:style-name="ce7" office:value-type="float" office:value="998145000" calcext:value-type="float">
            <text:p>99814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27M51.295S" calcext:value-type="time">
            <text:p>00:27:51.30</text:p>
          </table:table-cell>
          <table:table-cell table:style-name="ce7" office:value-type="float" office:value="999360000" calcext:value-type="float">
            <text:p>99936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5M48.314S" calcext:value-type="time">
            <text:p>00:15:48.31</text:p>
          </table:table-cell>
          <table:table-cell table:style-name="ce7" office:value-type="float" office:value="999100000" calcext:value-type="float">
            <text:p>9991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18M35.723S" calcext:value-type="time">
            <text:p>00:18:35.72</text:p>
          </table:table-cell>
          <table:table-cell table:style-name="ce7" office:value-type="float" office:value="998800000" calcext:value-type="float">
            <text:p>9988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21M56.298S" calcext:value-type="time">
            <text:p>00:21:56.30</text:p>
          </table:table-cell>
          <table:table-cell table:style-name="ce7" office:value-type="float" office:value="998690000" calcext:value-type="float">
            <text:p>99869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27M40.161S" calcext:value-type="time">
            <text:p>00:27:40.16</text:p>
          </table:table-cell>
          <table:table-cell table:style-name="ce7" office:value-type="float" office:value="998580000" calcext:value-type="float">
            <text:p>99858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6M41.594S" calcext:value-type="time">
            <text:p>00:16:41.59</text:p>
          </table:table-cell>
          <table:table-cell table:style-name="ce7" office:value-type="float" office:value="999265000" calcext:value-type="float">
            <text:p>99926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9" office:value-type="time" office:time-value="PT00H19M27.811S" calcext:value-type="time">
            <text:p>00:19:27.81</text:p>
          </table:table-cell>
          <table:table-cell table:style-name="ce7" office:value-type="float" office:value="998735000" calcext:value-type="float">
            <text:p>99873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9" office:value-type="time" office:time-value="PT00H23M14.056S" calcext:value-type="time">
            <text:p>00:23:14.06</text:p>
          </table:table-cell>
          <table:table-cell table:style-name="ce7" office:value-type="float" office:value="998795000" calcext:value-type="float">
            <text:p>99879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9" office:value-type="time" office:time-value="PT00H33M57.093S" calcext:value-type="time">
            <text:p>00:33:57.09</text:p>
          </table:table-cell>
          <table:table-cell table:style-name="ce7" office:value-type="float" office:value="999005000" calcext:value-type="float">
            <text:p>999005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NO</text:p>
          </table:table-cell>
          <table:table-cell office:value-type="string" calcext:value-type="string" table:number-columns-spanned="1" table:number-rows-spanned="20">
            <text:p>gaussian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00001" calcext:value-type="float" table:number-columns-spanned="1" table:number-rows-spanned="20">
            <text:p>0.000001</text:p>
          </table:table-cell>
          <table:table-cell office:value-type="float" office:value="0.000001" calcext:value-type="float" table:number-columns-spanned="1" table:number-rows-spanned="20">
            <text:p>0.000001</text:p>
          </table:table-cell>
          <table:table-cell office:value-type="float" office:value="1" calcext:value-type="float" table:number-columns-spanned="1" table:number-rows-spanned="20">
            <text:p>1</text:p>
          </table:table-cell>
          <table:table-cell office:value-type="float" office:value="10000" calcext:value-type="float" table:number-columns-spanned="1" table:number-rows-spanned="20">
            <text:p>10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20M05.274S" calcext:value-type="time">
            <text:p>00:20:05.27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25M06.853S" calcext:value-type="time">
            <text:p>00:25:06.85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30M25.577S" calcext:value-type="time">
            <text:p>00:30:25.58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40M09.88S" calcext:value-type="time">
            <text:p>00:40:09.88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3" calcext:value-type="float" table:number-columns-spanned="1" table:number-rows-spanned="4">
            <text:p>3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9M49.807S" calcext:value-type="time">
            <text:p>00:19:49.81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25M20.411S" calcext:value-type="time">
            <text:p>00:25:20.41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30M22.583S" calcext:value-type="time">
            <text:p>00:30:22.58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40M30.4S" calcext:value-type="time">
            <text:p>00:40:30.40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" calcext:value-type="float" table:number-columns-spanned="1" table:number-rows-spanned="4">
            <text:p>5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20M04.166S" calcext:value-type="time">
            <text:p>00:20:04.17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25M28.57S" calcext:value-type="time">
            <text:p>00:25:28.57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30M08.095S" calcext:value-type="time">
            <text:p>00:30:08.10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40M28.95S" calcext:value-type="time">
            <text:p>00:40:28.95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20M11.214S" calcext:value-type="time">
            <text:p>00:20:11.21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25M04.808S" calcext:value-type="time">
            <text:p>00:25:04.81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30M13.351S" calcext:value-type="time">
            <text:p>00:30:13.35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40M22.116S" calcext:value-type="time">
            <text:p>00:40:22.12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20M05.178S" calcext:value-type="time">
            <text:p>00:20:05.18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9" office:value-type="time" office:time-value="PT00H25M09.424S" calcext:value-type="time">
            <text:p>00:25:09.42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9" office:value-type="time" office:time-value="PT00H30M31.145S" calcext:value-type="time">
            <text:p>00:30:31.15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9" office:value-type="time" office:time-value="PT00H43M20.698S" calcext:value-type="time">
            <text:p>00:43:20.70</text:p>
          </table:table-cell>
          <table:table-cell table:style-name="ce7" office:value-type="float" office:value="1000000000" calcext:value-type="float">
            <text:p>10000000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SI</text:p>
          </table:table-cell>
          <table:table-cell office:value-type="string" calcext:value-type="string" table:number-columns-spanned="1" table:number-rows-spanned="20">
            <text:p>gaussian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00001" calcext:value-type="float" table:number-columns-spanned="1" table:number-rows-spanned="20">
            <text:p>0.000001</text:p>
          </table:table-cell>
          <table:table-cell office:value-type="float" office:value="0.000001" calcext:value-type="float" table:number-columns-spanned="1" table:number-rows-spanned="20">
            <text:p>0.000001</text:p>
          </table:table-cell>
          <table:table-cell office:value-type="float" office:value="2" calcext:value-type="float" table:number-columns-spanned="1" table:number-rows-spanned="20">
            <text:p>2</text:p>
          </table:table-cell>
          <table:table-cell office:value-type="float" office:value="10000" calcext:value-type="float" table:number-columns-spanned="1" table:number-rows-spanned="20">
            <text:p>10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4M40.786S" calcext:value-type="time">
            <text:p>00:14:40.79</text:p>
          </table:table-cell>
          <table:table-cell table:style-name="ce7" office:value-type="float" office:value="2464500" calcext:value-type="float">
            <text:p>246450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16M27.768S" calcext:value-type="time">
            <text:p>00:16:27.77</text:p>
          </table:table-cell>
          <table:table-cell table:style-name="ce7" office:value-type="float" office:value="2725679" calcext:value-type="float">
            <text:p>2725679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16M47.947S" calcext:value-type="time">
            <text:p>00:16:47.95</text:p>
          </table:table-cell>
          <table:table-cell table:style-name="ce7" office:value-type="float" office:value="2815297" calcext:value-type="float">
            <text:p>2815297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17M01.748S" calcext:value-type="time">
            <text:p>00:17:01.75</text:p>
          </table:table-cell>
          <table:table-cell table:style-name="ce7" office:value-type="float" office:value="2864041" calcext:value-type="float">
            <text:p>2864041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3" calcext:value-type="float" table:number-columns-spanned="1" table:number-rows-spanned="4">
            <text:p>3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7M22.343S" calcext:value-type="time">
            <text:p>00:17:22.34</text:p>
          </table:table-cell>
          <table:table-cell table:style-name="ce7" office:value-type="float" office:value="3089439" calcext:value-type="float">
            <text:p>3089439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14M03.23S" calcext:value-type="time">
            <text:p>00:14:03.23</text:p>
          </table:table-cell>
          <table:table-cell table:style-name="ce7" office:value-type="float" office:value="3343459" calcext:value-type="float">
            <text:p>3343459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14M17.952S" calcext:value-type="time">
            <text:p>00:14:17.95</text:p>
          </table:table-cell>
          <table:table-cell table:style-name="ce7" office:value-type="float" office:value="3403908" calcext:value-type="float">
            <text:p>3403908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13M46.837S" calcext:value-type="time">
            <text:p>00:13:46.84</text:p>
          </table:table-cell>
          <table:table-cell table:style-name="ce7" office:value-type="float" office:value="3417584" calcext:value-type="float">
            <text:p>3417584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" calcext:value-type="float" table:number-columns-spanned="1" table:number-rows-spanned="4">
            <text:p>5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4M01.94S" calcext:value-type="time">
            <text:p>00:14:01.94</text:p>
          </table:table-cell>
          <table:table-cell table:style-name="ce7" office:value-type="float" office:value="3595012" calcext:value-type="float">
            <text:p>3595012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13M36.024S" calcext:value-type="time">
            <text:p>00:13:36.02</text:p>
          </table:table-cell>
          <table:table-cell table:style-name="ce7" office:value-type="float" office:value="3861910" calcext:value-type="float">
            <text:p>386191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13M49.599S" calcext:value-type="time">
            <text:p>00:13:49.60</text:p>
          </table:table-cell>
          <table:table-cell table:style-name="ce7" office:value-type="float" office:value="3920389" calcext:value-type="float">
            <text:p>3920389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14M04.078S" calcext:value-type="time">
            <text:p>00:14:04.08</text:p>
          </table:table-cell>
          <table:table-cell table:style-name="ce7" office:value-type="float" office:value="3936789" calcext:value-type="float">
            <text:p>3936789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3M54.075S" calcext:value-type="time">
            <text:p>00:13:54.08</text:p>
          </table:table-cell>
          <table:table-cell table:style-name="ce7" office:value-type="float" office:value="4085082" calcext:value-type="float">
            <text:p>4085082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14M02.041S" calcext:value-type="time">
            <text:p>00:14:02.04</text:p>
          </table:table-cell>
          <table:table-cell table:style-name="ce7" office:value-type="float" office:value="4343606" calcext:value-type="float">
            <text:p>4343606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13M50.779S" calcext:value-type="time">
            <text:p>00:13:50.78</text:p>
          </table:table-cell>
          <table:table-cell table:style-name="ce7" office:value-type="float" office:value="4403496" calcext:value-type="float">
            <text:p>4403496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14M01.229S" calcext:value-type="time">
            <text:p>00:14:01.23</text:p>
          </table:table-cell>
          <table:table-cell table:style-name="ce7" office:value-type="float" office:value="4449860" calcext:value-type="float">
            <text:p>444986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4M00.305S" calcext:value-type="time">
            <text:p>00:14:00.31</text:p>
          </table:table-cell>
          <table:table-cell table:style-name="ce7" office:value-type="float" office:value="4802387" calcext:value-type="float">
            <text:p>4802387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9" office:value-type="time" office:time-value="PT00H14M03.514S" calcext:value-type="time">
            <text:p>00:14:03.51</text:p>
          </table:table-cell>
          <table:table-cell table:style-name="ce7" office:value-type="float" office:value="5063108" calcext:value-type="float">
            <text:p>5063108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9" office:value-type="time" office:time-value="PT00H14M07.315S" calcext:value-type="time">
            <text:p>00:14:07.32</text:p>
          </table:table-cell>
          <table:table-cell table:style-name="ce7" office:value-type="float" office:value="5111987" calcext:value-type="float">
            <text:p>5111987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9" office:value-type="time" office:time-value="PT00H13M59.974S" calcext:value-type="time">
            <text:p>00:13:59.97</text:p>
          </table:table-cell>
          <table:table-cell table:style-name="ce7" office:value-type="float" office:value="5173413" calcext:value-type="float">
            <text:p>5173413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0">
            <text:p>SI</text:p>
          </table:table-cell>
          <table:table-cell office:value-type="string" calcext:value-type="string" table:number-columns-spanned="1" table:number-rows-spanned="20">
            <text:p>gaussian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00001" calcext:value-type="float" table:number-columns-spanned="1" table:number-rows-spanned="20">
            <text:p>0.000001</text:p>
          </table:table-cell>
          <table:table-cell office:value-type="float" office:value="0.000001" calcext:value-type="float" table:number-columns-spanned="1" table:number-rows-spanned="20">
            <text:p>0.000001</text:p>
          </table:table-cell>
          <table:table-cell office:value-type="float" office:value="1" calcext:value-type="float" table:number-columns-spanned="1" table:number-rows-spanned="20">
            <text:p>1</text:p>
          </table:table-cell>
          <table:table-cell office:value-type="float" office:value="10000" calcext:value-type="float" table:number-columns-spanned="1" table:number-rows-spanned="20">
            <text:p>10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20M40.643S" calcext:value-type="time">
            <text:p>00:20:40.64</text:p>
          </table:table-cell>
          <table:table-cell table:style-name="ce7" office:value-type="float" office:value="1406820" calcext:value-type="float">
            <text:p>140682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21M36.618S" calcext:value-type="time">
            <text:p>00:21:36.62</text:p>
          </table:table-cell>
          <table:table-cell table:style-name="ce7" office:value-type="float" office:value="1578770" calcext:value-type="float">
            <text:p>157877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21M07.978S" calcext:value-type="time">
            <text:p>00:21:07.98</text:p>
          </table:table-cell>
          <table:table-cell table:style-name="ce7" office:value-type="float" office:value="1635270" calcext:value-type="float">
            <text:p>163527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18M44.599S" calcext:value-type="time">
            <text:p>00:18:44.60</text:p>
          </table:table-cell>
          <table:table-cell table:style-name="ce7" office:value-type="float" office:value="1654470" calcext:value-type="float">
            <text:p>165447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3" calcext:value-type="float" table:number-columns-spanned="1" table:number-rows-spanned="4">
            <text:p>3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8M00.199S" calcext:value-type="time">
            <text:p>00:18:00.20</text:p>
          </table:table-cell>
          <table:table-cell table:style-name="ce7" office:value-type="float" office:value="1727510" calcext:value-type="float">
            <text:p>172751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18M13.198S" calcext:value-type="time">
            <text:p>00:18:13.20</text:p>
          </table:table-cell>
          <table:table-cell table:style-name="ce7" office:value-type="float" office:value="1928470" calcext:value-type="float">
            <text:p>192847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17M52.759S" calcext:value-type="time">
            <text:p>00:17:52.76</text:p>
          </table:table-cell>
          <table:table-cell table:style-name="ce7" office:value-type="float" office:value="1991350" calcext:value-type="float">
            <text:p>199135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17M41.406S" calcext:value-type="time">
            <text:p>00:17:41.41</text:p>
          </table:table-cell>
          <table:table-cell table:style-name="ce7" office:value-type="float" office:value="1980130" calcext:value-type="float">
            <text:p>198013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5" calcext:value-type="float" table:number-columns-spanned="1" table:number-rows-spanned="4">
            <text:p>5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6M50.854S" calcext:value-type="time">
            <text:p>00:16:50.85</text:p>
          </table:table-cell>
          <table:table-cell table:style-name="ce7" office:value-type="float" office:value="1993990" calcext:value-type="float">
            <text:p>199399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18M03.818S" calcext:value-type="time">
            <text:p>00:18:03.82</text:p>
          </table:table-cell>
          <table:table-cell table:style-name="ce7" office:value-type="float" office:value="2188490" calcext:value-type="float">
            <text:p>218849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17M39.323S" calcext:value-type="time">
            <text:p>00:17:39.32</text:p>
          </table:table-cell>
          <table:table-cell table:style-name="ce7" office:value-type="float" office:value="2243570" calcext:value-type="float">
            <text:p>224357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17M54.797S" calcext:value-type="time">
            <text:p>00:17:54.80</text:p>
          </table:table-cell>
          <table:table-cell table:style-name="ce7" office:value-type="float" office:value="2235370" calcext:value-type="float">
            <text:p>223537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8M50.566S" calcext:value-type="time">
            <text:p>00:18:50.57</text:p>
          </table:table-cell>
          <table:table-cell table:style-name="ce7" office:value-type="float" office:value="2303910" calcext:value-type="float">
            <text:p>230391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9" office:value-type="time" office:time-value="PT00H20M11.397S" calcext:value-type="time">
            <text:p>00:20:11.40</text:p>
          </table:table-cell>
          <table:table-cell table:style-name="ce7" office:value-type="float" office:value="2454240" calcext:value-type="float">
            <text:p>245424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9" office:value-type="time" office:time-value="PT00H18M21.051S" calcext:value-type="time">
            <text:p>00:18:21.05</text:p>
          </table:table-cell>
          <table:table-cell table:style-name="ce7" office:value-type="float" office:value="2497360" calcext:value-type="float">
            <text:p>249736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9" office:value-type="time" office:time-value="PT00H18M51.467S" calcext:value-type="time">
            <text:p>00:18:51.47</text:p>
          </table:table-cell>
          <table:table-cell table:style-name="ce7" office:value-type="float" office:value="2491570" calcext:value-type="float">
            <text:p>249157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9" office:value-type="time" office:time-value="PT00H18M06.799S" calcext:value-type="time">
            <text:p>00:18:06.80</text:p>
          </table:table-cell>
          <table:table-cell table:style-name="ce7" office:value-type="float" office:value="2683790" calcext:value-type="float">
            <text:p>268379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9" office:value-type="time" office:time-value="PT00H18M38.438S" calcext:value-type="time">
            <text:p>00:18:38.44</text:p>
          </table:table-cell>
          <table:table-cell table:style-name="ce7" office:value-type="float" office:value="2817280" calcext:value-type="float">
            <text:p>281728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9" office:value-type="time" office:time-value="PT00H19M23.219S" calcext:value-type="time">
            <text:p>00:19:23.22</text:p>
          </table:table-cell>
          <table:table-cell table:style-name="ce7" office:value-type="float" office:value="2862070" calcext:value-type="float">
            <text:p>286207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9" office:value-type="time" office:time-value="PT00H18M20.032S" calcext:value-type="time">
            <text:p>00:18:20.03</text:p>
          </table:table-cell>
          <table:table-cell table:style-name="ce7" office:value-type="float" office:value="2859120" calcext:value-type="float">
            <text:p>2859120</text:p>
          </table:table-cell>
          <table:table-cell table:style-name="ce4"/>
          <table:table-cell table:style-name="ce7"/>
          <table:table-cell table:style-name="ce4"/>
          <table:table-cell table:style-name="ce7"/>
          <table:covered-table-cell/>
          <table:table-cell table:number-columns-repeated="2"/>
        </table:table-row>
        <table:table-row table:style-name="ro1" table:number-rows-repeated="5">
          <table:table-cell table:number-columns-repeated="11"/>
          <table:table-cell table:style-name="ce6"/>
          <table:table-cell/>
          <table:table-cell table:style-name="ce6"/>
          <table:table-cell table:number-columns-repeated="4"/>
        </table:table-row>
        <table:table-row table:style-name="ro1" table:number-rows-repeated="18">
          <table:table-cell table:number-columns-repeated="11"/>
          <table:table-cell table:style-name="ce6"/>
          <table:table-cell table:number-columns-repeated="6"/>
        </table:table-row>
        <table:table-row table:style-name="ro1" table:number-rows-repeated="104815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3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22">
      <number:number number:decimal-places="1" number:min-decimal-places="1" number:min-integer-digits="1"/>
    </number:number-style>
    <number:time-style style:name="N121" number:truncate-on-overflow="false">
      <number:hours number:style="long"/>
      <number:text>:</number:text>
      <number:minutes number:style="long"/>
      <number:text>:</number:text>
      <number:seconds number:style="long" number:decimal-places="4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09:43:48.252931456</meta:creation-date>
    <dc:date>2024-01-07T12:10:44.896954760</dc:date>
    <meta:editing-duration>P3DT16H29M5S</meta:editing-duration>
    <meta:editing-cycles>55</meta:editing-cycles>
    <meta:generator>LibreOffice/7.3.7.2$Linux_X86_64 LibreOffice_project/30$Build-2</meta:generator>
    <meta:document-statistic meta:table-count="1" meta:cell-count="2348" meta:object-count="0"/>
  </office:meta>
</office:document-meta>
</file>